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T1_3" style:family="text">
      <style:text-properties fo:font-weight="bold" style:font-weight-asian="bold" style:font-weight-complex="bold"/>
    </style:style>
    <style:style style:name="T1_4" style:family="text">
      <style:text-properties fo:font-weight="bold" style:font-weight-asian="bold" style:font-weight-complex="bold"/>
    </style:style>
    <style:style style:name="T1_5" style:family="text">
      <style:text-properties fo:font-weight="bold" style:font-weight-asian="bold" style:font-weight-complex="bold"/>
    </style:style>
    <style:style style:name="T1_6" style:family="text">
      <style:text-properties fo:font-weight="bold" style:font-weight-asian="bold" style:font-weight-complex="bold"/>
    </style:style>
    <style:style style:name="T1_7" style:family="text">
      <style:text-properties fo:font-weight="bold" style:font-weight-asian="bold" style:font-weight-complex="bold"/>
    </style:style>
    <style:style style:name="T1_8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fo:break-before="auto" fo:line-height="115%" style:writing-mode="lr-tb"/>
    </style:style>
    <style:style style:name="T2_1" style:family="text">
      <style:text-properties fo:font-weight="bold" style:font-weight-asian="bold" style:font-weight-complex="bold"/>
    </style:style>
    <style:style style:name="T2_2" style:family="text">
      <style:text-properties fo:font-weight="bold" style:font-weight-asian="bold" style:font-weight-complex="bold"/>
    </style:style>
    <style:style style:name="T2_3" style:family="text">
      <style:text-properties fo:font-weight="bold" style:font-weight-asian="bold" style:font-weight-complex="bold"/>
    </style:style>
    <style:style style:name="T2_4" style:family="text">
      <style:text-properties fo:font-weight="bold" style:font-weight-asian="bold" style:font-weight-complex="bold"/>
    </style:style>
    <style:style style:name="T2_5" style:family="text">
      <style:text-properties fo:font-weight="bold" style:font-weight-asian="bold" style:font-weight-complex="bold"/>
    </style:style>
    <style:style style:name="T2_6" style:family="text">
      <style:text-properties fo:font-weight="bold" style:font-weight-asian="bold" style:font-weight-complex="bold"/>
    </style:style>
    <style:style style:name="T2_7" style:family="text">
      <style:text-properties fo:font-weight="bold" style:font-weight-asian="bold" style:font-weight-complex="bold"/>
    </style:style>
    <style:style style:name="T2_8" style:family="text">
      <style:text-properties fo:font-weight="bold" style:font-weight-asian="bold" style:font-weight-complex="bold"/>
    </style:style>
    <style:style style:name="T2_9" style:family="text">
      <style:text-properties fo:font-weight="bold" style:font-weight-asian="bold" style:font-weight-complex="bold"/>
    </style:style>
    <style:style style:name="T2_10" style:family="text">
      <style:text-properties fo:font-weight="bold" style:font-weight-asian="bold" style:font-weight-complex="bold"/>
    </style:style>
    <style:style style:name="T2_11" style:family="text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fo:break-before="auto" fo:line-height="115%" style:writing-mode="lr-tb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justify"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P5" style:family="paragraph" style:parent-style-name="Standard">
      <style:paragraph-properties fo:text-align="justify" fo:break-before="auto" fo:line-height="115%" style:writing-mode="lr-tb"/>
    </style:style>
    <style:style style:name="P6" style:family="paragraph" style:parent-style-name="Standard">
      <style:paragraph-properties fo:text-align="justify" fo:break-before="auto" fo:line-height="115%" style:writing-mode="lr-tb"/>
    </style:style>
    <style:style style:name="T6_1" style:family="text">
      <style:text-properties fo:font-weight="bold" style:font-weight-asian="bold" style:font-weight-complex="bold"/>
    </style:style>
    <style:style style:name="T6_2" style:family="text">
      <style:text-properties fo:font-weight="bold" style:font-weight-asian="bold" style:font-weight-complex="bold"/>
    </style:style>
    <style:style style:name="T6_3" style:family="text">
      <style:text-properties fo:font-weight="bold" style:font-weight-asian="bold" style:font-weight-complex="bold"/>
    </style:style>
    <style:style style:name="T6_4" style:family="text">
      <style:text-properties fo:font-weight="bold" style:font-weight-asian="bold" style:font-weight-complex="bold"/>
    </style:style>
    <style:style style:name="T6_5" style:family="text"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justify" fo:break-before="auto" fo:line-height="115%" fo:margin-top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P9" style:family="paragraph" style:parent-style-name="Standard">
      <style:paragraph-properties fo:text-align="justify" fo:break-before="auto" fo:line-height="115%" fo:margin-top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P10" style:family="paragraph" style:parent-style-name="Standard">
      <style:paragraph-properties fo:text-align="justify" fo:break-before="auto" fo:line-height="115%" fo:margin-top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P11" style:family="paragraph" style:parent-style-name="Standard">
      <style:paragraph-properties fo:text-align="justify" fo:break-before="auto" fo:line-height="115%" fo:margin-top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P12" style:family="paragraph" style:parent-style-name="Standard">
      <style:paragraph-properties fo:text-align="justify" fo:break-before="auto" fo:line-height="115%" fo:margin-top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P13" style:family="paragraph" style:parent-style-name="Standard">
      <style:paragraph-properties fo:text-align="justify" fo:break-before="auto" fo:line-height="115%" fo:margin-top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P14" style:family="paragraph" style:parent-style-name="Standard">
      <style:paragraph-properties fo:text-align="justify" fo:break-before="auto" fo:line-height="115%" fo:margin-top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P15" style:family="paragraph" style:parent-style-name="Standard">
      <style:paragraph-properties fo:text-align="justify" fo:break-before="auto" fo:line-height="115%" fo:margin-top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P16" style:family="paragraph" style:parent-style-name="Standard">
      <style:paragraph-properties fo:text-align="justify" fo:break-before="auto" fo:line-height="115%" fo:margin-top="0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P17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P18" style:family="paragraph" style:parent-style-name="Standard">
      <style:paragraph-properties fo:text-align="justify" fo:break-before="auto" fo:line-height="115%" style:writing-mode="lr-tb"/>
    </style:style>
    <style:style style:name="P19" style:family="paragraph" style:parent-style-name="Standard">
      <style:paragraph-properties fo:text-align="justify" fo:break-before="auto" fo:line-height="115%" style:writing-mode="lr-tb"/>
    </style:style>
    <style:style style:name="T19_1" style:family="text">
      <style:text-properties fo:font-weight="bold" style:font-weight-asian="bold" style:font-weight-complex="bold"/>
    </style:style>
    <style:style style:name="T19_2" style:family="text">
      <style:text-properties fo:font-weight="bold" style:font-weight-asian="bold" style:font-weight-complex="bold"/>
    </style:style>
    <style:style style:name="T19_3" style:family="text">
      <style:text-properties fo:font-weight="bold" style:font-weight-asian="bold" style:font-weight-complex="bold"/>
    </style:style>
    <style:style style:name="P20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/>
    </style:style>
    <style:style style:name="P21" style:family="paragraph" style:parent-style-name="Standard">
      <style:paragraph-properties fo:text-align="justify" fo:break-before="auto" fo:line-height="115%" fo:margin-top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T21_37" style:family="text"/>
    <style:style style:name="T21_38" style:family="text"/>
    <style:style style:name="T21_39" style:family="text"/>
    <style:style style:name="T21_40" style:family="text"/>
    <style:style style:name="T21_41" style:family="text"/>
    <style:style style:name="T21_42" style:family="text"/>
    <style:style style:name="T21_43" style:family="text"/>
    <style:style style:name="T21_44" style:family="text"/>
    <style:style style:name="T21_45" style:family="text"/>
    <style:style style:name="T21_46" style:family="text"/>
    <style:style style:name="T21_47" style:family="text"/>
    <style:style style:name="T21_48" style:family="text"/>
    <style:style style:name="T21_49" style:family="text"/>
    <style:style style:name="T21_50" style:family="text"/>
    <style:style style:name="T21_51" style:family="text"/>
    <style:style style:name="T21_52" style:family="text"/>
    <style:style style:name="T21_53" style:family="text"/>
    <style:style style:name="T21_54" style:family="text"/>
    <style:style style:name="T21_55" style:family="text"/>
    <style:style style:name="T21_56" style:family="text"/>
    <style:style style:name="T21_57" style:family="text"/>
    <style:style style:name="T21_58" style:family="text"/>
    <style:style style:name="T21_59" style:family="text"/>
    <style:style style:name="T21_60" style:family="text"/>
    <style:style style:name="T21_61" style:family="text"/>
    <style:style style:name="T21_62" style:family="text"/>
    <style:style style:name="T21_63" style:family="text"/>
    <style:style style:name="T21_64" style:family="text"/>
    <style:style style:name="T21_65" style:family="text"/>
    <style:style style:name="T21_66" style:family="text"/>
    <style:style style:name="T21_67" style:family="text"/>
    <style:style style:name="T21_68" style:family="text"/>
    <style:style style:name="T21_69" style:family="text"/>
    <style:style style:name="T21_70" style:family="text"/>
    <style:style style:name="T21_71" style:family="text"/>
    <style:style style:name="T21_72" style:family="text"/>
    <style:style style:name="T21_73" style:family="text"/>
    <style:style style:name="T21_74" style:family="text"/>
    <style:style style:name="T21_75" style:family="text"/>
    <style:style style:name="T21_76" style:family="text"/>
    <style:style style:name="T21_77" style:family="text"/>
    <style:style style:name="T21_78" style:family="text"/>
    <style:style style:name="T21_79" style:family="text"/>
    <style:style style:name="T21_80" style:family="text"/>
    <style:style style:name="T21_81" style:family="text"/>
    <style:style style:name="T21_82" style:family="text"/>
    <style:style style:name="T21_83" style:family="text"/>
    <style:style style:name="T21_84" style:family="text"/>
    <style:style style:name="T21_85" style:family="text"/>
    <style:style style:name="T21_86" style:family="text"/>
    <style:style style:name="T21_87" style:family="text"/>
    <style:style style:name="T21_88" style:family="text"/>
    <style:style style:name="T21_89" style:family="text"/>
    <style:style style:name="T21_90" style:family="text"/>
    <style:style style:name="T21_91" style:family="text"/>
    <style:style style:name="T21_92" style:family="text"/>
    <style:style style:name="T21_93" style:family="text"/>
    <style:style style:name="T21_94" style:family="text"/>
    <style:style style:name="T21_95" style:family="text"/>
    <style:style style:name="T21_96" style:family="text"/>
    <style:style style:name="T21_97" style:family="text"/>
    <style:style style:name="T21_98" style:family="text"/>
    <style:style style:name="T21_99" style:family="text"/>
    <style:style style:name="T21_100" style:family="text"/>
    <style:style style:name="T21_101" style:family="text"/>
    <style:style style:name="T21_102" style:family="text"/>
    <style:style style:name="P22" style:family="paragraph" style:parent-style-name="Standard">
      <style:paragraph-properties fo:text-align="justify" fo:break-before="auto" fo:line-height="115%" fo:margin-top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/>
    <style:style style:name="T22_36" style:family="text"/>
    <style:style style:name="T22_37" style:family="text"/>
    <style:style style:name="T22_38" style:family="text"/>
    <style:style style:name="T22_39" style:family="text"/>
    <style:style style:name="T22_40" style:family="text"/>
    <style:style style:name="T22_41" style:family="text"/>
    <style:style style:name="T22_42" style:family="text"/>
    <style:style style:name="T22_43" style:family="text"/>
    <style:style style:name="T22_44" style:family="text"/>
    <style:style style:name="T22_45" style:family="text"/>
    <style:style style:name="T22_46" style:family="text"/>
    <style:style style:name="T22_47" style:family="text"/>
    <style:style style:name="T22_48" style:family="text"/>
    <style:style style:name="T22_49" style:family="text"/>
    <style:style style:name="T22_50" style:family="text"/>
    <style:style style:name="T22_51" style:family="text"/>
    <style:style style:name="T22_52" style:family="text"/>
    <style:style style:name="T22_53" style:family="text"/>
    <style:style style:name="T22_54" style:family="text"/>
    <style:style style:name="T22_55" style:family="text"/>
    <style:style style:name="T22_56" style:family="text"/>
    <style:style style:name="T22_57" style:family="text"/>
    <style:style style:name="T22_58" style:family="text"/>
    <style:style style:name="T22_59" style:family="text"/>
    <style:style style:name="T22_60" style:family="text"/>
    <style:style style:name="T22_61" style:family="text"/>
    <style:style style:name="T22_62" style:family="text"/>
    <style:style style:name="T22_63" style:family="text"/>
    <style:style style:name="T22_64" style:family="text"/>
    <style:style style:name="T22_65" style:family="text"/>
    <style:style style:name="T22_66" style:family="text"/>
    <style:style style:name="T22_67" style:family="text"/>
    <style:style style:name="T22_68" style:family="text"/>
    <style:style style:name="T22_69" style:family="text"/>
    <style:style style:name="T22_70" style:family="text"/>
    <style:style style:name="T22_71" style:family="text"/>
    <style:style style:name="T22_72" style:family="text"/>
    <style:style style:name="T22_73" style:family="text"/>
    <style:style style:name="T22_74" style:family="text"/>
    <style:style style:name="T22_75" style:family="text"/>
    <style:style style:name="T22_76" style:family="text"/>
    <style:style style:name="T22_77" style:family="text"/>
    <style:style style:name="T22_78" style:family="text"/>
    <style:style style:name="P23" style:family="paragraph" style:parent-style-name="Standard">
      <style:paragraph-properties fo:text-align="justify" fo:break-before="auto" fo:line-height="115%" fo:margin-top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T23_36" style:family="text"/>
    <style:style style:name="T23_37" style:family="text"/>
    <style:style style:name="T23_38" style:family="text"/>
    <style:style style:name="T23_39" style:family="text"/>
    <style:style style:name="T23_40" style:family="text"/>
    <style:style style:name="T23_41" style:family="text"/>
    <style:style style:name="T23_42" style:family="text"/>
    <style:style style:name="T23_43" style:family="text"/>
    <style:style style:name="T23_44" style:family="text"/>
    <style:style style:name="T23_45" style:family="text"/>
    <style:style style:name="T23_46" style:family="text"/>
    <style:style style:name="T23_47" style:family="text"/>
    <style:style style:name="T23_48" style:family="text"/>
    <style:style style:name="T23_49" style:family="text"/>
    <style:style style:name="T23_50" style:family="text"/>
    <style:style style:name="T23_51" style:family="text"/>
    <style:style style:name="T23_52" style:family="text"/>
    <style:style style:name="T23_53" style:family="text"/>
    <style:style style:name="T23_54" style:family="text"/>
    <style:style style:name="T23_55" style:family="text"/>
    <style:style style:name="T23_56" style:family="text"/>
    <style:style style:name="T23_57" style:family="text"/>
    <style:style style:name="T23_58" style:family="text"/>
    <style:style style:name="T23_59" style:family="text"/>
    <style:style style:name="T23_60" style:family="text"/>
    <style:style style:name="T23_61" style:family="text"/>
    <style:style style:name="T23_62" style:family="text"/>
    <style:style style:name="T23_63" style:family="text"/>
    <style:style style:name="T23_64" style:family="text"/>
    <style:style style:name="T23_65" style:family="text"/>
    <style:style style:name="T23_66" style:family="text"/>
    <style:style style:name="T23_67" style:family="text"/>
    <style:style style:name="T23_68" style:family="text"/>
    <style:style style:name="T23_69" style:family="text"/>
    <style:style style:name="T23_70" style:family="text"/>
    <style:style style:name="T23_71" style:family="text"/>
    <style:style style:name="T23_72" style:family="text"/>
    <style:style style:name="T23_73" style:family="text"/>
    <style:style style:name="T23_74" style:family="text"/>
    <style:style style:name="T23_75" style:family="text"/>
    <style:style style:name="T23_76" style:family="text"/>
    <style:style style:name="T23_77" style:family="text"/>
    <style:style style:name="T23_78" style:family="text"/>
    <style:style style:name="T23_79" style:family="text"/>
    <style:style style:name="T23_80" style:family="text"/>
    <style:style style:name="T23_81" style:family="text"/>
    <style:style style:name="T23_82" style:family="text"/>
    <style:style style:name="T23_83" style:family="text"/>
    <style:style style:name="T23_84" style:family="text"/>
    <style:style style:name="T23_85" style:family="text"/>
    <style:style style:name="T23_86" style:family="text"/>
    <style:style style:name="T23_87" style:family="text"/>
    <style:style style:name="T23_88" style:family="text"/>
    <style:style style:name="T23_89" style:family="text"/>
    <style:style style:name="T23_90" style:family="text"/>
    <style:style style:name="T23_91" style:family="text"/>
    <style:style style:name="T23_92" style:family="text"/>
    <style:style style:name="T23_93" style:family="text"/>
    <style:style style:name="T23_94" style:family="text"/>
    <style:style style:name="T23_95" style:family="text"/>
    <style:style style:name="T23_96" style:family="text"/>
    <style:style style:name="T23_97" style:family="text"/>
    <style:style style:name="T23_98" style:family="text"/>
    <style:style style:name="T23_99" style:family="text"/>
    <style:style style:name="T23_100" style:family="text"/>
    <style:style style:name="T23_101" style:family="text"/>
    <style:style style:name="T23_102" style:family="text"/>
    <style:style style:name="T23_103" style:family="text"/>
    <style:style style:name="T23_104" style:family="text"/>
    <style:style style:name="T23_105" style:family="text"/>
    <style:style style:name="T23_106" style:family="text"/>
    <style:style style:name="T23_107" style:family="text"/>
    <style:style style:name="T23_108" style:family="text"/>
    <style:style style:name="T23_109" style:family="text"/>
    <style:style style:name="T23_110" style:family="text"/>
    <style:style style:name="T23_111" style:family="text"/>
    <style:style style:name="T23_112" style:family="text"/>
    <style:style style:name="T23_113" style:family="text"/>
    <style:style style:name="T23_114" style:family="text"/>
    <style:style style:name="T23_115" style:family="text"/>
    <style:style style:name="T23_116" style:family="text"/>
    <style:style style:name="T23_117" style:family="text"/>
    <style:style style:name="T23_118" style:family="text"/>
    <style:style style:name="T23_119" style:family="text"/>
    <style:style style:name="T23_120" style:family="text"/>
    <style:style style:name="T23_121" style:family="text"/>
    <style:style style:name="T23_122" style:family="text"/>
    <style:style style:name="T23_123" style:family="text"/>
    <style:style style:name="T23_124" style:family="text"/>
    <style:style style:name="T23_125" style:family="text"/>
    <style:style style:name="T23_126" style:family="text"/>
    <style:style style:name="T23_127" style:family="text"/>
    <style:style style:name="T23_128" style:family="text"/>
    <style:style style:name="T23_129" style:family="text"/>
    <style:style style:name="T23_130" style:family="text"/>
    <style:style style:name="T23_131" style:family="text"/>
    <style:style style:name="T23_132" style:family="text"/>
    <style:style style:name="T23_133" style:family="text"/>
    <style:style style:name="T23_134" style:family="text"/>
    <style:style style:name="P24" style:family="paragraph" style:parent-style-name="Standard">
      <style:paragraph-properties fo:text-align="justify" fo:break-before="auto" fo:line-height="115%" fo:margin-top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T24_35" style:family="text"/>
    <style:style style:name="T24_36" style:family="text"/>
    <style:style style:name="T24_37" style:family="text"/>
    <style:style style:name="T24_38" style:family="text"/>
    <style:style style:name="T24_39" style:family="text"/>
    <style:style style:name="T24_40" style:family="text"/>
    <style:style style:name="T24_41" style:family="text"/>
    <style:style style:name="T24_42" style:family="text"/>
    <style:style style:name="T24_43" style:family="text"/>
    <style:style style:name="T24_44" style:family="text"/>
    <style:style style:name="T24_45" style:family="text"/>
    <style:style style:name="T24_46" style:family="text"/>
    <style:style style:name="T24_47" style:family="text"/>
    <style:style style:name="T24_48" style:family="text"/>
    <style:style style:name="T24_49" style:family="text"/>
    <style:style style:name="T24_50" style:family="text"/>
    <style:style style:name="T24_51" style:family="text"/>
    <style:style style:name="T24_52" style:family="text"/>
    <style:style style:name="T24_53" style:family="text"/>
    <style:style style:name="T24_54" style:family="text"/>
    <style:style style:name="T24_55" style:family="text"/>
    <style:style style:name="T24_56" style:family="text"/>
    <style:style style:name="T24_57" style:family="text"/>
    <style:style style:name="T24_58" style:family="text"/>
    <style:style style:name="T24_59" style:family="text"/>
    <style:style style:name="T24_60" style:family="text"/>
    <style:style style:name="T24_61" style:family="text"/>
    <style:style style:name="T24_62" style:family="text"/>
    <style:style style:name="T24_63" style:family="text"/>
    <style:style style:name="T24_64" style:family="text"/>
    <style:style style:name="T24_65" style:family="text"/>
    <style:style style:name="T24_66" style:family="text"/>
    <style:style style:name="T24_67" style:family="text"/>
    <style:style style:name="T24_68" style:family="text"/>
    <style:style style:name="T24_69" style:family="text"/>
    <style:style style:name="T24_70" style:family="text"/>
    <style:style style:name="T24_71" style:family="text"/>
    <style:style style:name="T24_72" style:family="text"/>
    <style:style style:name="T24_73" style:family="text"/>
    <style:style style:name="T24_74" style:family="text"/>
    <style:style style:name="T24_75" style:family="text"/>
    <style:style style:name="T24_76" style:family="text"/>
    <style:style style:name="T24_77" style:family="text"/>
    <style:style style:name="T24_78" style:family="text"/>
    <style:style style:name="T24_79" style:family="text"/>
    <style:style style:name="T24_80" style:family="text"/>
    <style:style style:name="T24_81" style:family="text"/>
    <style:style style:name="T24_82" style:family="text"/>
    <style:style style:name="P25" style:family="paragraph" style:parent-style-name="Standard">
      <style:paragraph-properties fo:text-align="justify" fo:break-before="auto" fo:line-height="115%" fo:margin-top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T25_39" style:family="text"/>
    <style:style style:name="T25_40" style:family="text"/>
    <style:style style:name="T25_41" style:family="text"/>
    <style:style style:name="T25_42" style:family="text"/>
    <style:style style:name="T25_43" style:family="text"/>
    <style:style style:name="T25_44" style:family="text"/>
    <style:style style:name="T25_45" style:family="text"/>
    <style:style style:name="T25_46" style:family="text"/>
    <style:style style:name="T25_47" style:family="text"/>
    <style:style style:name="T25_48" style:family="text"/>
    <style:style style:name="T25_49" style:family="text"/>
    <style:style style:name="T25_50" style:family="text"/>
    <style:style style:name="T25_51" style:family="text"/>
    <style:style style:name="T25_52" style:family="text"/>
    <style:style style:name="T25_53" style:family="text"/>
    <style:style style:name="T25_54" style:family="text"/>
    <style:style style:name="T25_55" style:family="text"/>
    <style:style style:name="T25_56" style:family="text"/>
    <style:style style:name="T25_57" style:family="text"/>
    <style:style style:name="T25_58" style:family="text"/>
    <style:style style:name="T25_59" style:family="text"/>
    <style:style style:name="T25_60" style:family="text"/>
    <style:style style:name="T25_61" style:family="text"/>
    <style:style style:name="T25_62" style:family="text"/>
    <style:style style:name="T25_63" style:family="text"/>
    <style:style style:name="T25_64" style:family="text"/>
    <style:style style:name="T25_65" style:family="text"/>
    <style:style style:name="T25_66" style:family="text"/>
    <style:style style:name="T25_67" style:family="text"/>
    <style:style style:name="T25_68" style:family="text"/>
    <style:style style:name="T25_69" style:family="text"/>
    <style:style style:name="T25_70" style:family="text"/>
    <style:style style:name="T25_71" style:family="text"/>
    <style:style style:name="T25_72" style:family="text"/>
    <style:style style:name="T25_73" style:family="text"/>
    <style:style style:name="T25_74" style:family="text"/>
    <style:style style:name="T25_75" style:family="text"/>
    <style:style style:name="T25_76" style:family="text"/>
    <style:style style:name="T25_77" style:family="text"/>
    <style:style style:name="T25_78" style:family="text"/>
    <style:style style:name="T25_79" style:family="text"/>
    <style:style style:name="T25_80" style:family="text"/>
    <style:style style:name="T25_81" style:family="text"/>
    <style:style style:name="T25_82" style:family="text"/>
    <style:style style:name="T25_83" style:family="text"/>
    <style:style style:name="T25_84" style:family="text"/>
    <style:style style:name="T25_85" style:family="text"/>
    <style:style style:name="T25_86" style:family="text"/>
    <style:style style:name="T25_87" style:family="text"/>
    <style:style style:name="T25_88" style:family="text"/>
    <style:style style:name="T25_89" style:family="text"/>
    <style:style style:name="T25_90" style:family="text"/>
    <style:style style:name="T25_91" style:family="text"/>
    <style:style style:name="T25_92" style:family="text"/>
    <style:style style:name="T25_93" style:family="text"/>
    <style:style style:name="T25_94" style:family="text"/>
    <style:style style:name="T25_95" style:family="text"/>
    <style:style style:name="T25_96" style:family="text"/>
    <style:style style:name="T25_97" style:family="text"/>
    <style:style style:name="T25_98" style:family="text"/>
    <style:style style:name="T25_99" style:family="text"/>
    <style:style style:name="T25_100" style:family="text"/>
    <style:style style:name="T25_101" style:family="text"/>
    <style:style style:name="T25_102" style:family="text"/>
    <style:style style:name="T25_103" style:family="text"/>
    <style:style style:name="T25_104" style:family="text"/>
    <style:style style:name="T25_105" style:family="text"/>
    <style:style style:name="T25_106" style:family="text"/>
    <style:style style:name="T25_107" style:family="text"/>
    <style:style style:name="T25_108" style:family="text"/>
    <style:style style:name="T25_109" style:family="text"/>
    <style:style style:name="T25_110" style:family="text"/>
    <style:style style:name="T25_111" style:family="text"/>
    <style:style style:name="T25_112" style:family="text"/>
    <style:style style:name="T25_113" style:family="text"/>
    <style:style style:name="T25_114" style:family="text"/>
    <style:style style:name="T25_115" style:family="text"/>
    <style:style style:name="T25_116" style:family="text"/>
    <style:style style:name="T25_117" style:family="text"/>
    <style:style style:name="T25_118" style:family="text"/>
    <style:style style:name="T25_119" style:family="text"/>
    <style:style style:name="T25_120" style:family="text"/>
    <style:style style:name="T25_121" style:family="text"/>
    <style:style style:name="T25_122" style:family="text"/>
    <style:style style:name="P26" style:family="paragraph" style:parent-style-name="Standard">
      <style:paragraph-properties fo:text-align="justify" fo:break-before="auto" fo:line-height="115%" fo:margin-top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/>
    <style:style style:name="T26_42" style:family="text"/>
    <style:style style:name="T26_43" style:family="text"/>
    <style:style style:name="T26_44" style:family="text"/>
    <style:style style:name="T26_45" style:family="text"/>
    <style:style style:name="T26_46" style:family="text"/>
    <style:style style:name="T26_47" style:family="text"/>
    <style:style style:name="T26_48" style:family="text"/>
    <style:style style:name="T26_49" style:family="text"/>
    <style:style style:name="T26_50" style:family="text"/>
    <style:style style:name="T26_51" style:family="text"/>
    <style:style style:name="T26_52" style:family="text"/>
    <style:style style:name="T26_53" style:family="text"/>
    <style:style style:name="T26_54" style:family="text"/>
    <style:style style:name="T26_55" style:family="text"/>
    <style:style style:name="T26_56" style:family="text"/>
    <style:style style:name="T26_57" style:family="text"/>
    <style:style style:name="T26_58" style:family="text"/>
    <style:style style:name="T26_59" style:family="text"/>
    <style:style style:name="T26_60" style:family="text"/>
    <style:style style:name="T26_61" style:family="text"/>
    <style:style style:name="T26_62" style:family="text"/>
    <style:style style:name="T26_63" style:family="text"/>
    <style:style style:name="T26_64" style:family="text"/>
    <style:style style:name="T26_65" style:family="text"/>
    <style:style style:name="T26_66" style:family="text"/>
    <style:style style:name="T26_67" style:family="text"/>
    <style:style style:name="T26_68" style:family="text"/>
    <style:style style:name="T26_69" style:family="text"/>
    <style:style style:name="T26_70" style:family="text"/>
    <style:style style:name="T26_71" style:family="text"/>
    <style:style style:name="T26_72" style:family="text"/>
    <style:style style:name="T26_73" style:family="text"/>
    <style:style style:name="T26_74" style:family="text"/>
    <style:style style:name="T26_75" style:family="text"/>
    <style:style style:name="T26_76" style:family="text"/>
    <style:style style:name="T26_77" style:family="text"/>
    <style:style style:name="T26_78" style:family="text"/>
    <style:style style:name="T26_79" style:family="text"/>
    <style:style style:name="T26_80" style:family="text"/>
    <style:style style:name="T26_81" style:family="text"/>
    <style:style style:name="T26_82" style:family="text"/>
    <style:style style:name="T26_83" style:family="text"/>
    <style:style style:name="T26_84" style:family="text"/>
    <style:style style:name="T26_85" style:family="text"/>
    <style:style style:name="T26_86" style:family="text"/>
    <style:style style:name="T26_87" style:family="text"/>
    <style:style style:name="T26_88" style:family="text"/>
    <style:style style:name="T26_89" style:family="text"/>
    <style:style style:name="T26_90" style:family="text"/>
    <style:style style:name="T26_91" style:family="text"/>
    <style:style style:name="T26_92" style:family="text"/>
    <style:style style:name="T26_93" style:family="text"/>
    <style:style style:name="T26_94" style:family="text"/>
    <style:style style:name="T26_95" style:family="text"/>
    <style:style style:name="T26_96" style:family="text"/>
    <style:style style:name="T26_97" style:family="text"/>
    <style:style style:name="T26_98" style:family="text"/>
    <style:style style:name="T26_99" style:family="text"/>
    <style:style style:name="T26_100" style:family="text"/>
    <style:style style:name="T26_101" style:family="text"/>
    <style:style style:name="T26_102" style:family="text"/>
    <style:style style:name="T26_103" style:family="text"/>
    <style:style style:name="T26_104" style:family="text"/>
    <style:style style:name="T26_105" style:family="text"/>
    <style:style style:name="T26_106" style:family="text"/>
    <style:style style:name="T26_107" style:family="text"/>
    <style:style style:name="T26_108" style:family="text"/>
    <style:style style:name="T26_109" style:family="text"/>
    <style:style style:name="T26_110" style:family="text"/>
    <style:style style:name="P27" style:family="paragraph" style:parent-style-name="Standard">
      <style:paragraph-properties fo:text-align="justify" fo:break-before="auto" fo:line-height="115%" fo:margin-top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T27_33" style:family="text"/>
    <style:style style:name="T27_34" style:family="text"/>
    <style:style style:name="T27_35" style:family="text"/>
    <style:style style:name="T27_36" style:family="text"/>
    <style:style style:name="T27_37" style:family="text"/>
    <style:style style:name="T27_38" style:family="text"/>
    <style:style style:name="T27_39" style:family="text"/>
    <style:style style:name="T27_40" style:family="text"/>
    <style:style style:name="T27_41" style:family="text"/>
    <style:style style:name="T27_42" style:family="text"/>
    <style:style style:name="T27_43" style:family="text"/>
    <style:style style:name="T27_44" style:family="text"/>
    <style:style style:name="T27_45" style:family="text"/>
    <style:style style:name="T27_46" style:family="text"/>
    <style:style style:name="T27_47" style:family="text"/>
    <style:style style:name="T27_48" style:family="text"/>
    <style:style style:name="T27_49" style:family="text"/>
    <style:style style:name="T27_50" style:family="text"/>
    <style:style style:name="T27_51" style:family="text"/>
    <style:style style:name="T27_52" style:family="text"/>
    <style:style style:name="T27_53" style:family="text"/>
    <style:style style:name="T27_54" style:family="text"/>
    <style:style style:name="T27_55" style:family="text"/>
    <style:style style:name="T27_56" style:family="text"/>
    <style:style style:name="T27_57" style:family="text"/>
    <style:style style:name="T27_58" style:family="text"/>
    <style:style style:name="T27_59" style:family="text"/>
    <style:style style:name="T27_60" style:family="text"/>
    <style:style style:name="T27_61" style:family="text"/>
    <style:style style:name="T27_62" style:family="text"/>
    <style:style style:name="T27_63" style:family="text"/>
    <style:style style:name="T27_64" style:family="text"/>
    <style:style style:name="T27_65" style:family="text"/>
    <style:style style:name="T27_66" style:family="text"/>
    <style:style style:name="T27_67" style:family="text"/>
    <style:style style:name="T27_68" style:family="text"/>
    <style:style style:name="T27_69" style:family="text"/>
    <style:style style:name="T27_70" style:family="text"/>
    <style:style style:name="T27_71" style:family="text"/>
    <style:style style:name="T27_72" style:family="text"/>
    <style:style style:name="T27_73" style:family="text"/>
    <style:style style:name="T27_74" style:family="text"/>
    <style:style style:name="T27_75" style:family="text"/>
    <style:style style:name="T27_76" style:family="text"/>
    <style:style style:name="T27_77" style:family="text"/>
    <style:style style:name="T27_78" style:family="text"/>
    <style:style style:name="T27_79" style:family="text"/>
    <style:style style:name="T27_80" style:family="text"/>
    <style:style style:name="P28" style:family="paragraph" style:parent-style-name="Standard">
      <style:paragraph-properties fo:text-align="justify" fo:break-before="auto" fo:line-height="115%" fo:margin-top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T28_39" style:family="text"/>
    <style:style style:name="T28_40" style:family="text"/>
    <style:style style:name="T28_41" style:family="text"/>
    <style:style style:name="T28_42" style:family="text"/>
    <style:style style:name="T28_43" style:family="text"/>
    <style:style style:name="T28_44" style:family="text"/>
    <style:style style:name="T28_45" style:family="text"/>
    <style:style style:name="T28_46" style:family="text"/>
    <style:style style:name="T28_47" style:family="text"/>
    <style:style style:name="T28_48" style:family="text"/>
    <style:style style:name="T28_49" style:family="text"/>
    <style:style style:name="T28_50" style:family="text"/>
    <style:style style:name="T28_51" style:family="text"/>
    <style:style style:name="T28_52" style:family="text"/>
    <style:style style:name="T28_53" style:family="text"/>
    <style:style style:name="T28_54" style:family="text"/>
    <style:style style:name="T28_55" style:family="text"/>
    <style:style style:name="T28_56" style:family="text"/>
    <style:style style:name="T28_57" style:family="text"/>
    <style:style style:name="T28_58" style:family="text"/>
    <style:style style:name="T28_59" style:family="text"/>
    <style:style style:name="T28_60" style:family="text"/>
    <style:style style:name="T28_61" style:family="text"/>
    <style:style style:name="T28_62" style:family="text"/>
    <style:style style:name="T28_63" style:family="text"/>
    <style:style style:name="T28_64" style:family="text"/>
    <style:style style:name="T28_65" style:family="text"/>
    <style:style style:name="T28_66" style:family="text"/>
    <style:style style:name="T28_67" style:family="text"/>
    <style:style style:name="T28_68" style:family="text"/>
    <style:style style:name="T28_69" style:family="text"/>
    <style:style style:name="T28_70" style:family="text"/>
    <style:style style:name="T28_71" style:family="text"/>
    <style:style style:name="T28_72" style:family="text"/>
    <style:style style:name="T28_73" style:family="text"/>
    <style:style style:name="T28_74" style:family="text"/>
    <style:style style:name="T28_75" style:family="text"/>
    <style:style style:name="T28_76" style:family="text"/>
    <style:style style:name="T28_77" style:family="text"/>
    <style:style style:name="T28_78" style:family="text"/>
    <style:style style:name="T28_79" style:family="text"/>
    <style:style style:name="T28_80" style:family="text"/>
    <style:style style:name="T28_81" style:family="text"/>
    <style:style style:name="T28_82" style:family="text"/>
    <style:style style:name="T28_83" style:family="text"/>
    <style:style style:name="T28_84" style:family="text"/>
    <style:style style:name="T28_85" style:family="text"/>
    <style:style style:name="T28_86" style:family="text"/>
    <style:style style:name="T28_87" style:family="text"/>
    <style:style style:name="T28_88" style:family="text"/>
    <style:style style:name="T28_89" style:family="text"/>
    <style:style style:name="T28_90" style:family="text"/>
    <style:style style:name="T28_91" style:family="text"/>
    <style:style style:name="T28_92" style:family="text"/>
    <style:style style:name="T28_93" style:family="text"/>
    <style:style style:name="T28_94" style:family="text"/>
    <style:style style:name="T28_95" style:family="text"/>
    <style:style style:name="T28_96" style:family="text"/>
    <style:style style:name="T28_97" style:family="text"/>
    <style:style style:name="T28_98" style:family="text"/>
    <style:style style:name="P29" style:family="paragraph" style:parent-style-name="Standard">
      <style:paragraph-properties fo:text-align="justify" fo:break-before="auto" fo:line-height="115%" fo:margin-top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T29_31" style:family="text"/>
    <style:style style:name="T29_32" style:family="text"/>
    <style:style style:name="T29_33" style:family="text"/>
    <style:style style:name="T29_34" style:family="text"/>
    <style:style style:name="T29_35" style:family="text"/>
    <style:style style:name="T29_36" style:family="text"/>
    <style:style style:name="T29_37" style:family="text"/>
    <style:style style:name="T29_38" style:family="text"/>
    <style:style style:name="T29_39" style:family="text"/>
    <style:style style:name="T29_40" style:family="text"/>
    <style:style style:name="T29_41" style:family="text"/>
    <style:style style:name="T29_42" style:family="text"/>
    <style:style style:name="T29_43" style:family="text"/>
    <style:style style:name="T29_44" style:family="text"/>
    <style:style style:name="T29_45" style:family="text"/>
    <style:style style:name="T29_46" style:family="text"/>
    <style:style style:name="T29_47" style:family="text"/>
    <style:style style:name="T29_48" style:family="text"/>
    <style:style style:name="T29_49" style:family="text"/>
    <style:style style:name="T29_50" style:family="text"/>
    <style:style style:name="T29_51" style:family="text"/>
    <style:style style:name="T29_52" style:family="text"/>
    <style:style style:name="T29_53" style:family="text"/>
    <style:style style:name="T29_54" style:family="text"/>
    <style:style style:name="T29_55" style:family="text"/>
    <style:style style:name="T29_56" style:family="text"/>
    <style:style style:name="T29_57" style:family="text"/>
    <style:style style:name="T29_58" style:family="text"/>
    <style:style style:name="T29_59" style:family="text"/>
    <style:style style:name="T29_60" style:family="text"/>
    <style:style style:name="T29_61" style:family="text"/>
    <style:style style:name="T29_62" style:family="text"/>
    <style:style style:name="T29_63" style:family="text"/>
    <style:style style:name="T29_64" style:family="text"/>
    <style:style style:name="T29_65" style:family="text"/>
    <style:style style:name="T29_66" style:family="text"/>
    <style:style style:name="T29_67" style:family="text"/>
    <style:style style:name="T29_68" style:family="text"/>
    <style:style style:name="T29_69" style:family="text"/>
    <style:style style:name="T29_70" style:family="text"/>
    <style:style style:name="T29_71" style:family="text"/>
    <style:style style:name="T29_72" style:family="text"/>
    <style:style style:name="T29_73" style:family="text"/>
    <style:style style:name="T29_74" style:family="text"/>
    <style:style style:name="T29_75" style:family="text"/>
    <style:style style:name="T29_76" style:family="text"/>
    <style:style style:name="T29_77" style:family="text"/>
    <style:style style:name="T29_78" style:family="text"/>
    <style:style style:name="T29_79" style:family="text"/>
    <style:style style:name="T29_80" style:family="text"/>
    <style:style style:name="T29_81" style:family="text"/>
    <style:style style:name="T29_82" style:family="text"/>
    <style:style style:name="T29_83" style:family="text"/>
    <style:style style:name="T29_84" style:family="text"/>
    <style:style style:name="P30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T30_36" style:family="text"/>
    <style:style style:name="T30_37" style:family="text"/>
    <style:style style:name="T30_38" style:family="text"/>
    <style:style style:name="T30_39" style:family="text"/>
    <style:style style:name="T30_40" style:family="text"/>
    <style:style style:name="T30_41" style:family="text"/>
    <style:style style:name="T30_42" style:family="text"/>
    <style:style style:name="T30_43" style:family="text"/>
    <style:style style:name="T30_44" style:family="text"/>
    <style:style style:name="T30_45" style:family="text"/>
    <style:style style:name="T30_46" style:family="text"/>
    <style:style style:name="T30_47" style:family="text"/>
    <style:style style:name="T30_48" style:family="text"/>
    <style:style style:name="T30_49" style:family="text"/>
    <style:style style:name="T30_50" style:family="text"/>
    <style:style style:name="T30_51" style:family="text"/>
    <style:style style:name="T30_52" style:family="text"/>
    <style:style style:name="T30_53" style:family="text"/>
    <style:style style:name="T30_54" style:family="text"/>
    <style:style style:name="T30_55" style:family="text"/>
    <style:style style:name="T30_56" style:family="text"/>
    <style:style style:name="T30_57" style:family="text"/>
    <style:style style:name="T30_58" style:family="text"/>
    <style:style style:name="T30_59" style:family="text"/>
    <style:style style:name="T30_60" style:family="text"/>
    <style:style style:name="T30_61" style:family="text"/>
    <style:style style:name="T30_62" style:family="text"/>
    <style:style style:name="T30_63" style:family="text"/>
    <style:style style:name="T30_64" style:family="text"/>
    <style:style style:name="T30_65" style:family="text"/>
    <style:style style:name="T30_66" style:family="text"/>
    <style:style style:name="T30_67" style:family="text"/>
    <style:style style:name="T30_68" style:family="text"/>
    <style:style style:name="T30_69" style:family="text"/>
    <style:style style:name="T30_70" style:family="text"/>
    <style:style style:name="T30_71" style:family="text"/>
    <style:style style:name="T30_72" style:family="text"/>
    <style:style style:name="T30_73" style:family="text"/>
    <style:style style:name="T30_74" style:family="text"/>
    <style:style style:name="P31" style:family="paragraph" style:parent-style-name="Standard">
      <style:paragraph-properties fo:text-align="justify" fo:break-before="auto" fo:line-height="115%" style:writing-mode="lr-tb"/>
    </style:style>
    <style:style style:name="P32" style:family="paragraph" style:parent-style-name="Standard">
      <style:paragraph-properties fo:text-align="justify" fo:break-before="auto" fo:line-height="115%" style:writing-mode="lr-tb"/>
    </style:style>
    <style:style style:name="T32_1" style:family="text">
      <style:text-properties fo:font-weight="bold" style:font-weight-asian="bold" style:font-weight-complex="bold"/>
    </style:style>
    <style:style style:name="T32_2" style:family="text">
      <style:text-properties fo:font-weight="bold" style:font-weight-asian="bold" style:font-weight-complex="bold"/>
    </style:style>
    <style:style style:name="T32_3" style:family="text">
      <style:text-properties fo:font-weight="bold" style:font-weight-asian="bold" style:font-weight-complex="bold"/>
    </style:style>
    <style:style style:name="T32_4" style:family="text">
      <style:text-properties fo:font-weight="bold" style:font-weight-asian="bold" style:font-weight-complex="bold"/>
    </style:style>
    <style:style style:name="T32_5" style:family="text">
      <style:text-properties fo:font-weight="bold" style:font-weight-asian="bold" style:font-weight-complex="bold"/>
    </style:style>
    <style:style style:name="T32_6" style:family="text">
      <style:text-properties fo:font-weight="bold" style:font-weight-asian="bold" style:font-weight-complex="bold"/>
    </style:style>
    <style:style style:name="T32_7" style:family="text">
      <style:text-properties fo:font-weight="bold" style:font-weight-asian="bold" style:font-weight-complex="bold"/>
    </style:style>
    <style:style style:name="T32_8" style:family="text">
      <style:text-properties fo:font-weight="bold" style:font-weight-asian="bold" style:font-weight-complex="bold"/>
    </style:style>
    <style:style style:name="T32_9" style:family="text">
      <style:text-properties fo:font-weight="bold" style:font-weight-asian="bold" style:font-weight-complex="bold"/>
    </style:style>
    <style:style style:name="P33" style:family="paragraph" style:parent-style-name="Standard">
      <style:paragraph-properties fo:text-align="justify" fo:break-before="auto" fo:line-height="115%" style:writing-mode="lr-tb"/>
      <style:text-properties fo:font-weight="bold" style:font-weight-asian="bold" style:font-weight-complex="bold"/>
    </style:style>
    <style:style style:name="P34" style:family="paragraph" style:parent-style-name="Standard">
      <style:paragraph-properties fo:text-align="justify" fo:break-before="auto" fo:line-height="115%" fo:margin-top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P35" style:family="paragraph" style:parent-style-name="Standard">
      <style:paragraph-properties fo:text-align="justify" fo:break-before="auto" fo:line-height="115%" fo:margin-top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P36" style:family="paragraph" style:parent-style-name="Standard">
      <style:paragraph-properties fo:text-align="justify" fo:break-before="auto" fo:line-height="115%" fo:margin-top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P37" style:family="paragraph" style:parent-style-name="Standard">
      <style:paragraph-properties fo:text-align="justify" fo:break-before="auto" fo:line-height="115%" fo:margin-top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P38" style:family="paragraph" style:parent-style-name="Standard">
      <style:paragraph-properties fo:text-align="justify" fo:break-before="auto" fo:line-height="115%" fo:margin-top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P39" style:family="paragraph" style:parent-style-name="Standard">
      <style:paragraph-properties fo:text-align="justify" fo:break-before="auto" fo:line-height="115%" fo:margin-top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P40" style:family="paragraph" style:parent-style-name="Standard">
      <style:paragraph-properties fo:text-align="justify" fo:break-before="auto" fo:line-height="115%" fo:margin-top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P41" style:family="paragraph" style:parent-style-name="Standard">
      <style:paragraph-properties fo:text-align="justify" fo:break-before="auto" fo:line-height="115%" fo:margin-top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P42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</office:automatic-styles>
  <office:body>
    <office:text>
      <text:p text:style-name="P1"><text:span text:style-name="T1_1">Завдання</text:span><text:span text:style-name="T1_2"><text:s/></text:span><text:span text:style-name="T1_3">на</text:span><text:span text:style-name="T1_4"><text:s/></text:span><text:span text:style-name="T1_5">лабораторну</text:span><text:span text:style-name="T1_6"><text:s/></text:span><text:span text:style-name="T1_7">роботу</text:span><text:span text:style-name="T1_8"><text:s/>№1</text:span></text:p>
      <text:p text:style-name="P2"><text:span text:style-name="T2_1">Засоби</text:span><text:span text:style-name="T2_2"><text:s/></text:span><text:span text:style-name="T2_3">підтримки</text:span><text:span text:style-name="T2_4"><text:s/></text:span><text:span text:style-name="T2_5">процесу</text:span><text:span text:style-name="T2_6"><text:s/></text:span><text:span text:style-name="T2_7">розробки</text:span><text:span text:style-name="T2_8"><text:s/></text:span><text:span text:style-name="T2_9">мовою</text:span><text:span text:style-name="T2_10"><text:s/></text:span><text:span text:style-name="T2_11">Python</text:span></text:p>
      <text:p text:style-name="P3"/>
      <text:p text:style-name="P4"><text:span text:style-name="T4_1">Мета</text:span><text:span text:style-name="T4_2"><text:s/></text:span><text:span text:style-name="T4_3">роботи</text:span><text:span text:style-name="T4_4"><text:s/>-<text:s/></text:span><text:span text:style-name="T4_5">оволодіти</text:span><text:span text:style-name="T4_6"><text:s/></text:span><text:span text:style-name="T4_7">сучасним</text:span><text:span text:style-name="T4_8"><text:s/></text:span><text:span text:style-name="T4_9">інструментарієм</text:span><text:span text:style-name="T4_10"><text:s/></text:span><text:span text:style-name="T4_11">створення</text:span><text:span text:style-name="T4_12">,<text:s/></text:span><text:span text:style-name="T4_13">розробки</text:span><text:span text:style-name="T4_14"><text:s/></text:span><text:span text:style-name="T4_15">та</text:span><text:span text:style-name="T4_16"><text:s/></text:span><text:span text:style-name="T4_17">підтримки</text:span><text:span text:style-name="T4_18"><text:s/></text:span><text:span text:style-name="T4_19">програмних</text:span><text:span text:style-name="T4_20"><text:s/></text:span><text:span text:style-name="T4_21">проектів</text:span><text:span text:style-name="T4_22"><text:s/></text:span><text:span text:style-name="T4_23">з</text:span><text:span text:style-name="T4_24"><text:s/></text:span><text:span text:style-name="T4_25">використанням</text:span><text:span text:style-name="T4_26"><text:s/></text:span><text:span text:style-name="T4_27">мови</text:span><text:span text:style-name="T4_28"><text:s/></text:span><text:span text:style-name="T4_29">програмування</text:span><text:span text:style-name="T4_30"><text:s/></text:span><text:span text:style-name="T4_31">Python</text:span><text:span text:style-name="T4_32">.</text:span></text:p>
      <text:p text:style-name="P5"/>
      <text:p text:style-name="P6"><text:span text:style-name="T6_1">Етапи</text:span><text:span text:style-name="T6_2"><text:s/></text:span><text:span text:style-name="T6_3">виконання</text:span><text:span text:style-name="T6_4"><text:s/></text:span><text:span text:style-name="T6_5">роботи</text:span></text:p>
      <text:p text:style-name="P7"/>
      <text:list text:style-name="LS1" xml:id="list0">
        <text:list-item>
          <text:p text:style-name="P8"><text:span text:style-name="T8_1">Встановити</text:span><text:span text:style-name="T8_2"><text:s/></text:span><text:span text:style-name="T8_3">програмні</text:span><text:span text:style-name="T8_4"><text:s/></text:span><text:span text:style-name="T8_5">засоби</text:span><text:span text:style-name="T8_6"><text:s/></text:span><text:span text:style-name="T8_7">для</text:span><text:span text:style-name="T8_8"><text:s/></text:span><text:span text:style-name="T8_9">створення</text:span><text:span text:style-name="T8_10"><text:s/></text:span><text:span text:style-name="T8_11">віртуального</text:span><text:span text:style-name="T8_12"><text:s/></text:span><text:span text:style-name="T8_13">середовища</text:span><text:span text:style-name="T8_14"><text:s/></text:span><text:span text:style-name="T8_15">virtualenv</text:span><text:span text:style-name="T8_16">.</text:span></text:p>
        </text:list-item>
        <text:list-item>
          <text:p text:style-name="P9"><text:span text:style-name="T9_1">Створити</text:span><text:span text:style-name="T9_2"><text:s/></text:span><text:span text:style-name="T9_3">віртуальне</text:span><text:span text:style-name="T9_4"><text:s/></text:span><text:span text:style-name="T9_5">середовище</text:span><text:span text:style-name="T9_6"><text:s/></text:span><text:span text:style-name="T9_7">для</text:span><text:span text:style-name="T9_8"><text:s/></text:span><text:span text:style-name="T9_9">нового</text:span><text:span text:style-name="T9_10"><text:s/></text:span><text:span text:style-name="T9_11">проекту</text:span><text:span text:style-name="T9_12">.</text:span></text:p>
        </text:list-item>
        <text:list-item>
          <text:p text:style-name="P10"><text:span text:style-name="T10_1">Розробити</text:span><text:span text:style-name="T10_2"><text:s/></text:span><text:span text:style-name="T10_3">програмні</text:span><text:span text:style-name="T10_4"><text:s/></text:span><text:span text:style-name="T10_5">засоби</text:span><text:span text:style-name="T10_6"><text:s/>(</text:span><text:span text:style-name="T10_7">ПЗ</text:span><text:span text:style-name="T10_8">)<text:s/></text:span><text:span text:style-name="T10_9">згідно</text:span><text:span text:style-name="T10_10"><text:s/></text:span><text:span text:style-name="T10_11">з</text:span><text:span text:style-name="T10_12"><text:s/></text:span><text:span text:style-name="T10_13">варіантом</text:span><text:span text:style-name="T10_14"><text:s/></text:span><text:span text:style-name="T10_15">завдання</text:span><text:span text:style-name="T10_16">,<text:s/></text:span><text:span text:style-name="T10_17">наведеним</text:span><text:span text:style-name="T10_18"><text:s/></text:span><text:span text:style-name="T10_19">нижче</text:span><text:span text:style-name="T10_20">.</text:span></text:p>
        </text:list-item>
        <text:list-item>
          <text:p text:style-name="P11"><text:span text:style-name="T11_1">Розроблені</text:span><text:span text:style-name="T11_2"><text:s/></text:span><text:span text:style-name="T11_3">ПЗ</text:span><text:span text:style-name="T11_4"><text:s/></text:span><text:span text:style-name="T11_5">повинні</text:span><text:span text:style-name="T11_6"><text:s/></text:span><text:span text:style-name="T11_7">бути</text:span><text:span text:style-name="T11_8"><text:s/></text:span><text:span text:style-name="T11_9">оформлені</text:span><text:span text:style-name="T11_10"><text:s/></text:span><text:span text:style-name="T11_11">у</text:span><text:span text:style-name="T11_12"><text:s/></text:span><text:span text:style-name="T11_13">вигляді</text:span><text:span text:style-name="T11_14"><text:s/></text:span><text:span text:style-name="T11_15">пакета</text:span><text:span text:style-name="T11_16">,<text:s/></text:span><text:span text:style-name="T11_17">написаного</text:span><text:span text:style-name="T11_18"><text:s/></text:span><text:span text:style-name="T11_19">мовою</text:span><text:span text:style-name="T11_20"><text:s/></text:span><text:span text:style-name="T11_21">Python</text:span><text:span text:style-name="T11_22">.<text:s/></text:span><text:span text:style-name="T11_23">Взаємодію</text:span><text:span text:style-name="T11_24"><text:s/></text:span><text:span text:style-name="T11_25">з</text:span><text:span text:style-name="T11_26"><text:s/></text:span><text:span text:style-name="T11_27">мережею</text:span><text:span text:style-name="T11_28"><text:s/></text:span><text:span text:style-name="T11_29">реалізувати</text:span><text:span text:style-name="T11_30"><text:s/></text:span><text:span text:style-name="T11_31">засобами</text:span><text:span text:style-name="T11_32"><text:s/></text:span><text:span text:style-name="T11_33">стандартної</text:span><text:span text:style-name="T11_34"><text:s/></text:span><text:span text:style-name="T11_35">бібліотеки</text:span><text:span text:style-name="T11_36"><text:s/></text:span><text:span text:style-name="T11_37">Python</text:span><text:span text:style-name="T11_38">.</text:span></text:p>
        </text:list-item>
        <text:list-item>
          <text:p text:style-name="P12"><text:span text:style-name="T12_1">Додати</text:span><text:span text:style-name="T12_2"><text:s/></text:span><text:span text:style-name="T12_3">до</text:span><text:span text:style-name="T12_4"><text:s/></text:span><text:span text:style-name="T12_5">директорії</text:span><text:span text:style-name="T12_6"><text:s/></text:span><text:span text:style-name="T12_7">проекту</text:span><text:span text:style-name="T12_8"><text:s/></text:span><text:span text:style-name="T12_9">файл</text:span><text:span text:style-name="T12_10"><text:s/></text:span><text:span text:style-name="T12_11">requirements</text:span><text:span text:style-name="T12_12">.</text:span><text:span text:style-name="T12_13">txt</text:span><text:span text:style-name="T12_14"><text:s/></text:span><text:span text:style-name="T12_15">зі</text:span><text:span text:style-name="T12_16"><text:s/></text:span><text:span text:style-name="T12_17">списком</text:span><text:span text:style-name="T12_18"><text:s/></text:span><text:span text:style-name="T12_19">необхідних</text:span><text:span text:style-name="T12_20"><text:s/></text:span><text:span text:style-name="T12_21">пакетів</text:span><text:span text:style-name="T12_22">.</text:span></text:p>
        </text:list-item>
        <text:list-item>
          <text:p text:style-name="P13"><text:span text:style-name="T13_1">Створити</text:span><text:span text:style-name="T13_2"><text:s/></text:span><text:span text:style-name="T13_3">набір</text:span><text:span text:style-name="T13_4"><text:s/></text:span><text:span text:style-name="T13_5">модульних</text:span><text:span text:style-name="T13_6"><text:s/></text:span><text:span text:style-name="T13_7">тестів</text:span><text:span text:style-name="T13_8"><text:s/></text:span><text:span text:style-name="T13_9">для</text:span><text:span text:style-name="T13_10"><text:s/></text:span><text:span text:style-name="T13_11">перевірки</text:span><text:span text:style-name="T13_12"><text:s/></text:span><text:span text:style-name="T13_13">правильності</text:span><text:span text:style-name="T13_14"><text:s/></text:span><text:span text:style-name="T13_15">роботи</text:span><text:span text:style-name="T13_16"><text:s/></text:span><text:span text:style-name="T13_17">ПЗ</text:span><text:span text:style-name="T13_18">.</text:span></text:p>
        </text:list-item>
        <text:list-item>
          <text:p text:style-name="P14"><text:span text:style-name="T14_1">Перевірити</text:span><text:span text:style-name="T14_2"><text:s/></text:span><text:span text:style-name="T14_3">покриття</text:span><text:span text:style-name="T14_4"><text:s/></text:span><text:span text:style-name="T14_5">проекту</text:span><text:span text:style-name="T14_6"><text:s/></text:span><text:span text:style-name="T14_7">тестами</text:span><text:span text:style-name="T14_8"><text:s/></text:span><text:span text:style-name="T14_9">за</text:span><text:span text:style-name="T14_10"><text:s/></text:span><text:span text:style-name="T14_11">допомогою</text:span><text:span text:style-name="T14_12"><text:s/></text:span><text:span text:style-name="T14_13">утиліти</text:span><text:span text:style-name="T14_14"><text:s/></text:span><text:span text:style-name="T14_15">coverage</text:span><text:span text:style-name="T14_16">.<text:s/></text:span><text:span text:style-name="T14_17">Покриття</text:span><text:span text:style-name="T14_18"><text:s/></text:span><text:span text:style-name="T14_19">повинне</text:span><text:span text:style-name="T14_20"><text:s/></text:span><text:span text:style-name="T14_21">бути</text:span><text:span text:style-name="T14_22"><text:s/></text:span><text:span text:style-name="T14_23">не</text:span><text:span text:style-name="T14_24"><text:s/></text:span><text:span text:style-name="T14_25">менше</text:span><text:span text:style-name="T14_26"><text:s/></text:span><text:span text:style-name="T14_27">за</text:span><text:span text:style-name="T14_28"><text:s/>85%.</text:span></text:p>
        </text:list-item>
        <text:list-item>
          <text:p text:style-name="P15"><text:span text:style-name="T15_1">Перевірити</text:span><text:span text:style-name="T15_2"><text:s/></text:span><text:span text:style-name="T15_3">відповідність</text:span><text:span text:style-name="T15_4"><text:s/></text:span><text:span text:style-name="T15_5">розробленого</text:span><text:span text:style-name="T15_6"><text:s/></text:span><text:span text:style-name="T15_7">програмного</text:span><text:span text:style-name="T15_8"><text:s/></text:span><text:span text:style-name="T15_9">коду</text:span><text:span text:style-name="T15_10"><text:s/></text:span><text:span text:style-name="T15_11">конвенціям</text:span><text:span text:style-name="T15_12"><text:s/></text:span><text:span text:style-name="T15_13">PEP</text:span><text:span text:style-name="T15_14">8<text:s/></text:span><text:span text:style-name="T15_15">за</text:span><text:span text:style-name="T15_16"><text:s/></text:span><text:span text:style-name="T15_17">допомогою</text:span><text:span text:style-name="T15_18"><text:s/></text:span><text:span text:style-name="T15_19">утиліти</text:span><text:span text:style-name="T15_20"><text:s/></text:span><text:span text:style-name="T15_21">pep</text:span><text:span text:style-name="T15_22">8.</text:span></text:p>
        </text:list-item>
        <text:list-item>
          <text:p text:style-name="P16"><text:span text:style-name="T16_1">Переробити</text:span><text:span text:style-name="T16_2"><text:s/></text:span><text:span text:style-name="T16_3">розроблені</text:span><text:span text:style-name="T16_4"><text:s/></text:span><text:span text:style-name="T16_5">ПЗ</text:span><text:span text:style-name="T16_6"><text:s/></text:span><text:span text:style-name="T16_7">з</text:span><text:span text:style-name="T16_8"><text:s/></text:span><text:span text:style-name="T16_9">використанням</text:span><text:span text:style-name="T16_10"><text:s/></text:span><text:span text:style-name="T16_11">бібліотеки</text:span><text:span text:style-name="T16_12"><text:s/></text:span><text:span text:style-name="T16_13">Gevent</text:span><text:span text:style-name="T16_14">.<text:s/></text:span><text:span text:style-name="T16_15">Розробити</text:span><text:span text:style-name="T16_16"><text:s/></text:span><text:span text:style-name="T16_17">засоби</text:span><text:span text:style-name="T16_18"><text:s/></text:span><text:span text:style-name="T16_19">перемикання</text:span><text:span text:style-name="T16_20"><text:s/></text:span><text:span text:style-name="T16_21">між</text:span><text:span text:style-name="T16_22"><text:s/></text:span><text:span text:style-name="T16_23">розробленими</text:span><text:span text:style-name="T16_24"><text:s/></text:span><text:span text:style-name="T16_25">версіями</text:span><text:span text:style-name="T16_26"><text:s/></text:span><text:span text:style-name="T16_27">на</text:span><text:span text:style-name="T16_28"><text:s/></text:span><text:span text:style-name="T16_29">основі</text:span><text:span text:style-name="T16_30"><text:s/></text:span><text:span text:style-name="T16_31">конфігураційного</text:span><text:span text:style-name="T16_32"><text:s/></text:span><text:span text:style-name="T16_33">файлу</text:span><text:span text:style-name="T16_34">.</text:span></text:p>
        </text:list-item>
        <text:list-item>
          <text:p text:style-name="P17"><text:span text:style-name="T17_1">Порівняти</text:span><text:span text:style-name="T17_2"><text:s/></text:span><text:span text:style-name="T17_3">час</text:span><text:span text:style-name="T17_4"><text:s/></text:span><text:span text:style-name="T17_5">роботи</text:span><text:span text:style-name="T17_6"><text:s/></text:span><text:span text:style-name="T17_7">першої</text:span><text:span text:style-name="T17_8"><text:s/></text:span><text:span text:style-name="T17_9">та</text:span><text:span text:style-name="T17_10"><text:s/></text:span><text:span text:style-name="T17_11">другої</text:span><text:span text:style-name="T17_12"><text:s/></text:span><text:span text:style-name="T17_13">версії</text:span><text:span text:style-name="T17_14"><text:s/></text:span><text:span text:style-name="T17_15">ПЗ</text:span><text:span text:style-name="T17_16">.</text:span></text:p>
        </text:list-item>
      </text:list>
      <text:p text:style-name="P18"/>
      <text:p text:style-name="P19"><text:span text:style-name="T19_1">Варіанти</text:span><text:span text:style-name="T19_2"><text:s/></text:span><text:span text:style-name="T19_3">завдань</text:span></text:p>
      <text:p text:style-name="P20"/>
      <text:list text:style-name="LS2" xml:id="list10">
        <text:list-item>
          <text:p text:style-name="P21"><text:span text:style-name="T21_1">ПЗ</text:span><text:span text:style-name="T21_2"><text:s/></text:span><text:span text:style-name="T21_3">для</text:span><text:span text:style-name="T21_4"><text:s/></text:span><text:span text:style-name="T21_5">побудови</text:span><text:span text:style-name="T21_6"><text:s/></text:span><text:span text:style-name="T21_7">частотного</text:span><text:span text:style-name="T21_8"><text:s/></text:span><text:span text:style-name="T21_9">словника</text:span><text:span text:style-name="T21_10"><text:s/></text:span><text:span text:style-name="T21_11">україномовних</text:span><text:span text:style-name="T21_12"><text:s/></text:span><text:span text:style-name="T21_13">текстів</text:span><text:span text:style-name="T21_14"><text:s/></text:span><text:span text:style-name="T21_15">для</text:span><text:span text:style-name="T21_16"><text:s/></text:span><text:span text:style-name="T21_17">заданого</text:span><text:span text:style-name="T21_18"><text:s/></text:span><text:span text:style-name="T21_19">списку</text:span><text:span text:style-name="T21_20"><text:s/></text:span><text:span text:style-name="T21_21">документів</text:span><text:span text:style-name="T21_22">.<text:s/></text:span><text:span text:style-name="T21_23">Список</text:span><text:span text:style-name="T21_24"><text:s/></text:span><text:span text:style-name="T21_25">документів</text:span><text:span text:style-name="T21_26"><text:s/></text:span><text:span text:style-name="T21_27">подається</text:span><text:span text:style-name="T21_28"><text:s/></text:span><text:span text:style-name="T21_29">на</text:span><text:span text:style-name="T21_30"><text:s/></text:span><text:span text:style-name="T21_31">вхід</text:span><text:span text:style-name="T21_32"><text:s/></text:span><text:span text:style-name="T21_33">у</text:span><text:span text:style-name="T21_34"><text:s/></text:span><text:span text:style-name="T21_35">вигляді</text:span><text:span text:style-name="T21_36"><text:s/></text:span><text:span text:style-name="T21_37">url</text:span><text:span text:style-name="T21_38">,<text:s/></text:span><text:span text:style-name="T21_39">збережених</text:span><text:span text:style-name="T21_40"><text:s/></text:span><text:span text:style-name="T21_41">у</text:span><text:span text:style-name="T21_42"><text:s/></text:span><text:span text:style-name="T21_43">xml</text:span><text:span text:style-name="T21_44">-</text:span><text:span text:style-name="T21_45">файлі</text:span><text:span text:style-name="T21_46">.<text:s/></text:span><text:span text:style-name="T21_47">Отримати</text:span><text:span text:style-name="T21_48"><text:s/></text:span><text:span text:style-name="T21_49">частотний</text:span><text:span text:style-name="T21_50"><text:s/></text:span><text:span text:style-name="T21_51">словник</text:span><text:span text:style-name="T21_52"><text:s/></text:span><text:span text:style-name="T21_53">і</text:span><text:span text:style-name="T21_54"><text:s/></text:span><text:span text:style-name="T21_55">записати</text:span><text:span text:style-name="T21_56"><text:s/></text:span><text:span text:style-name="T21_57">його</text:span><text:span text:style-name="T21_58"><text:s/></text:span><text:span text:style-name="T21_59">у</text:span><text:span text:style-name="T21_60"><text:s/></text:span><text:span text:style-name="T21_61">файл</text:span><text:span text:style-name="T21_62"><text:s/></text:span><text:span text:style-name="T21_63">в</text:span><text:span text:style-name="T21_64"><text:s/></text:span><text:span text:style-name="T21_65">форматі</text:span><text:span text:style-name="T21_66"><text:s/></text:span><text:span text:style-name="T21_67">xml</text:span><text:span text:style-name="T21_68">.<text:s/></text:span><text:span text:style-name="T21_69">Слова</text:span><text:span text:style-name="T21_70"><text:s/></text:span><text:span text:style-name="T21_71">української</text:span><text:span text:style-name="T21_72"><text:s/></text:span><text:span text:style-name="T21_73">мови</text:span><text:span text:style-name="T21_74"><text:s/></text:span><text:span text:style-name="T21_75">привести</text:span><text:span text:style-name="T21_76"><text:s/></text:span><text:span text:style-name="T21_77">до</text:span><text:span text:style-name="T21_78"><text:s/></text:span><text:span text:style-name="T21_79">базової</text:span><text:span text:style-name="T21_80"><text:s/></text:span><text:span text:style-name="T21_81">форми</text:span><text:span text:style-name="T21_82"><text:s/></text:span><text:span text:style-name="T21_83">за</text:span><text:span text:style-name="T21_84"><text:s/></text:span><text:span text:style-name="T21_85">допомогою</text:span><text:span text:style-name="T21_86"><text:s/></text:span><text:span text:style-name="T21_87">словників</text:span><text:span text:style-name="T21_88"><text:s/></text:span><text:span text:style-name="T21_89">Hunspell</text:span><text:span text:style-name="T21_90">,<text:s/></text:span><text:span text:style-name="T21_91">і</text:span><text:span text:style-name="T21_92"><text:s/></text:span><text:span text:style-name="T21_93">лише</text:span><text:span text:style-name="T21_94"><text:s/></text:span><text:span text:style-name="T21_95">потім</text:span><text:span text:style-name="T21_96"><text:s/></text:span><text:span text:style-name="T21_97">заносити</text:span><text:span text:style-name="T21_98"><text:s/></text:span><text:span text:style-name="T21_99">у</text:span><text:span text:style-name="T21_100"><text:s/></text:span><text:span text:style-name="T21_101">словник</text:span><text:span text:style-name="T21_102">.</text:span></text:p>
        </text:list-item>
        <text:list-item>
          <text:p text:style-name="P22"><text:span text:style-name="T22_1">ПЗ</text:span><text:span text:style-name="T22_2"><text:s/></text:span><text:span text:style-name="T22_3">для</text:span><text:span text:style-name="T22_4"><text:s/></text:span><text:span text:style-name="T22_5">пошуку</text:span><text:span text:style-name="T22_6"><text:s/></text:span><text:span text:style-name="T22_7">дублікатів</text:span><text:span text:style-name="T22_8"><text:s/></text:span><text:span text:style-name="T22_9">новин</text:span><text:span text:style-name="T22_10">.<text:s/></text:span><text:span text:style-name="T22_11">Новини</text:span><text:span text:style-name="T22_12"><text:s/></text:span><text:span text:style-name="T22_13">отримуються</text:span><text:span text:style-name="T22_14"><text:s/></text:span><text:span text:style-name="T22_15">з</text:span><text:span text:style-name="T22_16"><text:s/></text:span><text:span text:style-name="T22_17">RSS</text:span><text:span text:style-name="T22_18">-</text:span><text:span text:style-name="T22_19">каналів</text:span><text:span text:style-name="T22_20">,<text:s/></text:span><text:span text:style-name="T22_21">url</text:span><text:span text:style-name="T22_22"><text:s/></text:span><text:span text:style-name="T22_23">яких</text:span><text:span text:style-name="T22_24"><text:s/></text:span><text:span text:style-name="T22_25">задані</text:span><text:span text:style-name="T22_26"><text:s/></text:span><text:span text:style-name="T22_27">у</text:span><text:span text:style-name="T22_28"><text:s/></text:span><text:span text:style-name="T22_29">вхідному</text:span><text:span text:style-name="T22_30"><text:s/></text:span><text:span text:style-name="T22_31">xml</text:span><text:span text:style-name="T22_32">-</text:span><text:span text:style-name="T22_33">файлі</text:span><text:span text:style-name="T22_34">.<text:s/></text:span><text:span text:style-name="T22_35">За</text:span><text:span text:style-name="T22_36"><text:s/></text:span><text:span text:style-name="T22_37">допомогою</text:span><text:span text:style-name="T22_38"><text:s/></text:span><text:span text:style-name="T22_39">алгоритму</text:span><text:span text:style-name="T22_40"><text:s/></text:span><text:span text:style-name="T22_41">шинглів</text:span><text:span text:style-name="T22_42"><text:s/></text:span><text:span text:style-name="T22_43">необхідно</text:span><text:span text:style-name="T22_44"><text:s/></text:span><text:span text:style-name="T22_45">знайти</text:span><text:span text:style-name="T22_46"><text:s/></text:span><text:span text:style-name="T22_47">схожі</text:span><text:span text:style-name="T22_48"><text:s/></text:span><text:span text:style-name="T22_49">новини</text:span><text:span text:style-name="T22_50"><text:s/></text:span><text:span text:style-name="T22_51">з</text:span><text:span text:style-name="T22_52"><text:s/></text:span><text:span text:style-name="T22_53">різних</text:span><text:span text:style-name="T22_54"><text:s/></text:span><text:span text:style-name="T22_55">сайтів</text:span><text:span text:style-name="T22_56"><text:s/></text:span><text:span text:style-name="T22_57">і</text:span><text:span text:style-name="T22_58"><text:s/></text:span><text:span text:style-name="T22_59">розрахувати</text:span><text:span text:style-name="T22_60"><text:s/></text:span><text:span text:style-name="T22_61">відсоток</text:span><text:span text:style-name="T22_62"><text:s/></text:span><text:span text:style-name="T22_63">дублювань</text:span><text:span text:style-name="T22_64">.<text:s/></text:span><text:span text:style-name="T22_65">Результат</text:span><text:span text:style-name="T22_66"><text:s/></text:span><text:span text:style-name="T22_67">записати</text:span><text:span text:style-name="T22_68"><text:s/></text:span><text:span text:style-name="T22_69">у</text:span><text:span text:style-name="T22_70"><text:s/></text:span><text:span text:style-name="T22_71">файл</text:span><text:span text:style-name="T22_72"><text:s/></text:span><text:span text:style-name="T22_73">в</text:span><text:span text:style-name="T22_74"><text:s/></text:span><text:span text:style-name="T22_75">форматі</text:span><text:span text:style-name="T22_76"><text:s/></text:span><text:span text:style-name="T22_77">xml</text:span><text:span text:style-name="T22_78">.</text:span></text:p>
        </text:list-item>
        <text:list-item>
          <text:p text:style-name="P23"><text:span text:style-name="T23_1">ПЗ</text:span><text:span text:style-name="T23_2"><text:s/></text:span><text:span text:style-name="T23_3">для</text:span><text:span text:style-name="T23_4"><text:s/></text:span><text:span text:style-name="T23_5">пошуку</text:span><text:span text:style-name="T23_6"><text:s/></text:span><text:span text:style-name="T23_7">e</text:span><text:span text:style-name="T23_8">-</text:span><text:span text:style-name="T23_9">mail</text:span><text:span text:style-name="T23_10">.<text:s/></text:span><text:span text:style-name="T23_11">Реалізувати</text:span><text:span text:style-name="T23_12"><text:s/></text:span><text:span text:style-name="T23_13">проходження</text:span><text:span text:style-name="T23_14"><text:s/></text:span><text:span text:style-name="T23_15">по</text:span><text:span text:style-name="T23_16"><text:s/></text:span><text:span text:style-name="T23_17">сторінкам</text:span><text:span text:style-name="T23_18"><text:s/></text:span><text:span text:style-name="T23_19">з</text:span><text:span text:style-name="T23_20"><text:s/></text:span><text:span text:style-name="T23_21">набору</text:span><text:span text:style-name="T23_22"><text:s/></text:span><text:span text:style-name="T23_23">url</text:span><text:span text:style-name="T23_24">,<text:s/></text:span><text:span text:style-name="T23_25">які</text:span><text:span text:style-name="T23_26"><text:s/></text:span><text:span text:style-name="T23_27">задані</text:span><text:span text:style-name="T23_28"><text:s/></text:span><text:span text:style-name="T23_29">у</text:span><text:span text:style-name="T23_30"><text:s/></text:span><text:span text:style-name="T23_31">вхідному</text:span><text:span text:style-name="T23_32"><text:s/></text:span><text:span text:style-name="T23_33">xml</text:span><text:span text:style-name="T23_34">-</text:span><text:span text:style-name="T23_35">файлі</text:span><text:span text:style-name="T23_36">,<text:s/></text:span><text:span text:style-name="T23_37">а</text:span><text:span text:style-name="T23_38"><text:s/></text:span><text:span text:style-name="T23_39">також</text:span><text:span text:style-name="T23_40"><text:s/></text:span><text:span text:style-name="T23_41">по</text:span><text:span text:style-name="T23_42"><text:s/></text:span><text:span text:style-name="T23_43">сторінкам</text:span><text:span text:style-name="T23_44">,<text:s/></text:span><text:span text:style-name="T23_45">на</text:span><text:span text:style-name="T23_46"><text:s/></text:span><text:span text:style-name="T23_47">які</text:span><text:span text:style-name="T23_48"><text:s/></text:span><text:span text:style-name="T23_49">є</text:span><text:span text:style-name="T23_50"><text:s/></text:span><text:span text:style-name="T23_51">посилання</text:span><text:span text:style-name="T23_52"><text:s/></text:span><text:span text:style-name="T23_53">з</text:span><text:span text:style-name="T23_54"><text:s/></text:span><text:span text:style-name="T23_55">цих</text:span><text:span text:style-name="T23_56"><text:s/></text:span><text:span text:style-name="T23_57">сторінок</text:span><text:span text:style-name="T23_58"><text:s/></text:span><text:span text:style-name="T23_59">з</text:span><text:span text:style-name="T23_60"><text:s/></text:span><text:span text:style-name="T23_61">заданою</text:span><text:span text:style-name="T23_62"><text:s/></text:span><text:span text:style-name="T23_63">глибиною</text:span><text:span text:style-name="T23_64"><text:s/></text:span><text:span text:style-name="T23_65">вкладеності</text:span><text:span text:style-name="T23_66">.<text:s/></text:span><text:span text:style-name="T23_67">На</text:span><text:span text:style-name="T23_68"><text:s/></text:span><text:span text:style-name="T23_69">всіх</text:span><text:span text:style-name="T23_70"><text:s/></text:span><text:span text:style-name="T23_71">цих</text:span><text:span text:style-name="T23_72"><text:s/></text:span><text:span text:style-name="T23_73">сторінках</text:span><text:span text:style-name="T23_74"><text:s/></text:span><text:span text:style-name="T23_75">знайти</text:span><text:span text:style-name="T23_76"><text:s/></text:span><text:span text:style-name="T23_77">всі</text:span><text:span text:style-name="T23_78"><text:s/></text:span><text:span text:style-name="T23_79">e</text:span><text:span text:style-name="T23_80">-</text:span><text:span text:style-name="T23_81">mail</text:span><text:span text:style-name="T23_82">-</text:span><text:span text:style-name="T23_83">адреси</text:span><text:span text:style-name="T23_84"><text:s/></text:span><text:span text:style-name="T23_85">та</text:span><text:span text:style-name="T23_86"><text:s/></text:span><text:span text:style-name="T23_87">зберігти</text:span><text:span text:style-name="T23_88"><text:s/></text:span><text:span text:style-name="T23_89">їх</text:span><text:span text:style-name="T23_90"><text:s/></text:span><text:span text:style-name="T23_91">у</text:span><text:span text:style-name="T23_92"><text:s/></text:span><text:span text:style-name="T23_93">файл</text:span><text:span text:style-name="T23_94"><text:s/></text:span><text:span text:style-name="T23_95">в</text:span><text:span text:style-name="T23_96"><text:s/></text:span><text:span text:style-name="T23_97">форматі</text:span><text:span text:style-name="T23_98"><text:s/></text:span><text:span text:style-name="T23_99">xml</text:span><text:span text:style-name="T23_100">.<text:s/></text:span><text:span text:style-name="T23_101">Урахувати</text:span><text:span text:style-name="T23_102"><text:s/></text:span><text:span text:style-name="T23_103">те</text:span><text:span text:style-name="T23_104">,<text:s/></text:span><text:span text:style-name="T23_105">що</text:span><text:span text:style-name="T23_106"><text:s/></text:span><text:span text:style-name="T23_107">e</text:span><text:span text:style-name="T23_108">-</text:span><text:span text:style-name="T23_109">mail</text:span><text:span text:style-name="T23_110">-</text:span><text:span text:style-name="T23_111">адреси</text:span><text:span text:style-name="T23_112"><text:s/></text:span><text:span text:style-name="T23_113">можуть</text:span><text:span text:style-name="T23_114"><text:s/></text:span><text:span text:style-name="T23_115">бути</text:span><text:span text:style-name="T23_116"><text:s/></text:span><text:span text:style-name="T23_117">записані</text:span><text:span text:style-name="T23_118"><text:s/></text:span><text:span text:style-name="T23_119">у</text:span><text:span text:style-name="T23_120"><text:s/></text:span><text:span text:style-name="T23_121">прихованому</text:span><text:span text:style-name="T23_122"><text:s/></text:span><text:span text:style-name="T23_123">форматі</text:span><text:span text:style-name="T23_124">,<text:s/></text:span><text:span text:style-name="T23_125">наприклад</text:span><text:span text:style-name="T23_126"><text:s/></text:span><text:span text:style-name="T23_127">name</text:span><text:span text:style-name="T23_128">(</text:span><text:span text:style-name="T23_129">at</text:span><text:span text:style-name="T23_130">)</text:span><text:span text:style-name="T23_131">example</text:span><text:span text:style-name="T23_132">.</text:span><text:span text:style-name="T23_133">org</text:span><text:span text:style-name="T23_134">.</text:span></text:p>
        </text:list-item>
        <text:list-item>
          <text:p text:style-name="P24"><text:span text:style-name="T24_1">ПЗ</text:span><text:span text:style-name="T24_2"><text:s/></text:span><text:span text:style-name="T24_3">для</text:span><text:span text:style-name="T24_4"><text:s/></text:span><text:span text:style-name="T24_5">пошуку</text:span><text:span text:style-name="T24_6"><text:s/></text:span><text:span text:style-name="T24_7">географічних</text:span><text:span text:style-name="T24_8"><text:s/></text:span><text:span text:style-name="T24_9">назв</text:span><text:span text:style-name="T24_10"><text:s/></text:span><text:span text:style-name="T24_11">у</text:span><text:span text:style-name="T24_12"><text:s/></text:span><text:span text:style-name="T24_13">новинах</text:span><text:span text:style-name="T24_14">.<text:s/></text:span><text:span text:style-name="T24_15">Новини</text:span><text:span text:style-name="T24_16"><text:s/></text:span><text:span text:style-name="T24_17">отримуються</text:span><text:span text:style-name="T24_18"><text:s/></text:span><text:span text:style-name="T24_19">з</text:span><text:span text:style-name="T24_20"><text:s/></text:span><text:span text:style-name="T24_21">RSS</text:span><text:span text:style-name="T24_22">-</text:span><text:span text:style-name="T24_23">каналів</text:span><text:span text:style-name="T24_24">,<text:s/></text:span><text:span text:style-name="T24_25">url</text:span><text:span text:style-name="T24_26"><text:s/></text:span><text:span text:style-name="T24_27">яких</text:span><text:span text:style-name="T24_28"><text:s/></text:span><text:span text:style-name="T24_29">задані</text:span><text:span text:style-name="T24_30"><text:s/></text:span><text:span text:style-name="T24_31">у</text:span><text:span text:style-name="T24_32"><text:s/></text:span><text:span text:style-name="T24_33">вхідному</text:span><text:span text:style-name="T24_34"><text:s/></text:span><text:span text:style-name="T24_35">xml</text:span><text:span text:style-name="T24_36">-</text:span><text:span text:style-name="T24_37">файлі</text:span><text:span text:style-name="T24_38">.<text:s/></text:span><text:span text:style-name="T24_39">Використовуючи</text:span><text:span text:style-name="T24_40"><text:s/></text:span><text:span text:style-name="T24_41">базу</text:span><text:span text:style-name="T24_42"><text:s/></text:span><text:span text:style-name="T24_43">географічних</text:span><text:span text:style-name="T24_44"><text:s/></text:span><text:span text:style-name="T24_45">назв</text:span><text:span text:style-name="T24_46"><text:s/></text:span><text:span text:style-name="T24_47">України</text:span><text:span text:style-name="T24_48"><text:s/></text:span><text:span text:style-name="T24_49">підрахувати</text:span><text:span text:style-name="T24_50"><text:s/></text:span><text:span text:style-name="T24_51">частоту</text:span><text:span text:style-name="T24_52"><text:s/></text:span><text:span text:style-name="T24_53">згадування</text:span><text:span text:style-name="T24_54"><text:s/></text:span><text:span text:style-name="T24_55">кожного</text:span><text:span text:style-name="T24_56"><text:s/></text:span><text:span text:style-name="T24_57">населеного</text:span><text:span text:style-name="T24_58"><text:s/></text:span><text:span text:style-name="T24_59">пункту</text:span><text:span text:style-name="T24_60"><text:s/></text:span><text:span text:style-name="T24_61">в</text:span><text:span text:style-name="T24_62"><text:s/></text:span><text:span text:style-name="T24_63">новинах</text:span><text:span text:style-name="T24_64"><text:s/></text:span><text:span text:style-name="T24_65">протягом</text:span><text:span text:style-name="T24_66"><text:s/></text:span><text:span text:style-name="T24_67">доби</text:span><text:span text:style-name="T24_68">.<text:s/></text:span><text:span text:style-name="T24_69">Результат</text:span><text:span text:style-name="T24_70"><text:s/></text:span><text:span text:style-name="T24_71">записати</text:span><text:span text:style-name="T24_72"><text:s/></text:span><text:span text:style-name="T24_73">у</text:span><text:span text:style-name="T24_74"><text:s/></text:span><text:span text:style-name="T24_75">файл</text:span><text:span text:style-name="T24_76"><text:s/></text:span><text:span text:style-name="T24_77">в</text:span><text:span text:style-name="T24_78"><text:s/></text:span><text:span text:style-name="T24_79">форматі</text:span><text:span text:style-name="T24_80"><text:s/></text:span><text:span text:style-name="T24_81">xml</text:span><text:span text:style-name="T24_82">.</text:span></text:p>
        </text:list-item>
        <text:list-item>
          <text:p text:style-name="P25"><text:span text:style-name="T25_1">ПЗ</text:span><text:span text:style-name="T25_2"><text:s/></text:span><text:span text:style-name="T25_3">для</text:span><text:span text:style-name="T25_4"><text:s/></text:span><text:span text:style-name="T25_5">створення</text:span><text:span text:style-name="T25_6"><text:s/></text:span><text:span text:style-name="T25_7">плейлистів</text:span><text:span text:style-name="T25_8">.<text:s/></text:span><text:span text:style-name="T25_9">Реалізувати</text:span><text:span text:style-name="T25_10"><text:s/></text:span><text:span text:style-name="T25_11">проходження</text:span><text:span text:style-name="T25_12"><text:s/></text:span><text:span text:style-name="T25_13">по</text:span><text:span text:style-name="T25_14"><text:s/></text:span><text:span text:style-name="T25_15">сторінкам</text:span><text:span text:style-name="T25_16"><text:s/></text:span><text:span text:style-name="T25_17">з</text:span><text:span text:style-name="T25_18"><text:s/></text:span><text:span text:style-name="T25_19">набору</text:span><text:span text:style-name="T25_20"><text:s/></text:span><text:span text:style-name="T25_21">url</text:span><text:span text:style-name="T25_22">,<text:s/></text:span><text:span text:style-name="T25_23">які</text:span><text:span text:style-name="T25_24"><text:s/></text:span><text:span text:style-name="T25_25">задані</text:span><text:span text:style-name="T25_26"><text:s/></text:span><text:span text:style-name="T25_27">у</text:span><text:span text:style-name="T25_28"><text:s/></text:span><text:span text:style-name="T25_29">вхідному</text:span><text:span text:style-name="T25_30"><text:s/></text:span><text:span text:style-name="T25_31">xml</text:span><text:span text:style-name="T25_32">-</text:span><text:span text:style-name="T25_33">файлі</text:span><text:span text:style-name="T25_34">,<text:s/></text:span><text:span text:style-name="T25_35">а</text:span><text:span text:style-name="T25_36"><text:s/></text:span><text:span text:style-name="T25_37">також</text:span><text:span text:style-name="T25_38"><text:s/></text:span><text:span text:style-name="T25_39">по</text:span><text:span text:style-name="T25_40"><text:s/></text:span><text:span text:style-name="T25_41">сторінкам</text:span><text:span text:style-name="T25_42">,<text:s/></text:span><text:span text:style-name="T25_43">на</text:span><text:span text:style-name="T25_44"><text:s/></text:span><text:span text:style-name="T25_45">які</text:span><text:span text:style-name="T25_46"><text:s/></text:span><text:span text:style-name="T25_47">є</text:span><text:span text:style-name="T25_48"><text:s/></text:span><text:span text:style-name="T25_49">посилання</text:span><text:span text:style-name="T25_50"><text:s/></text:span><text:span text:style-name="T25_51">з</text:span><text:span text:style-name="T25_52"><text:s/></text:span><text:span text:style-name="T25_53">цих</text:span><text:span text:style-name="T25_54"><text:s/></text:span><text:span text:style-name="T25_55">сторінок</text:span><text:span text:style-name="T25_56"><text:s/></text:span><text:span text:style-name="T25_57">з</text:span><text:span text:style-name="T25_58"><text:s/></text:span><text:span text:style-name="T25_59">заданою</text:span><text:span text:style-name="T25_60"><text:s/></text:span><text:span text:style-name="T25_61">глибиною</text:span><text:span text:style-name="T25_62"><text:s/></text:span><text:span text:style-name="T25_63">вкладеності</text:span><text:span text:style-name="T25_64">.<text:s/></text:span><text:span text:style-name="T25_65">На</text:span><text:span text:style-name="T25_66"><text:s/></text:span><text:span text:style-name="T25_67">всіх</text:span><text:span text:style-name="T25_68"><text:s/></text:span><text:span text:style-name="T25_69">цих</text:span><text:span text:style-name="T25_70"><text:s/></text:span><text:span text:style-name="T25_71">сторінках</text:span><text:span text:style-name="T25_72"><text:s/></text:span><text:span text:style-name="T25_73">знайти</text:span><text:span text:style-name="T25_74"><text:s/></text:span><text:span text:style-name="T25_75">всі</text:span><text:span text:style-name="T25_76"><text:s/></text:span><text:span text:style-name="T25_77">посилання</text:span><text:span text:style-name="T25_78"><text:s/></text:span><text:span text:style-name="T25_79">на</text:span><text:span text:style-name="T25_80"><text:s/></text:span><text:span text:style-name="T25_81">mp</text:span><text:span text:style-name="T25_82">3-</text:span><text:span text:style-name="T25_83">файли</text:span><text:span text:style-name="T25_84">,<text:s/></text:span><text:span text:style-name="T25_85">знайдені</text:span><text:span text:style-name="T25_86"><text:s/></text:span><text:span text:style-name="T25_87">файли</text:span><text:span text:style-name="T25_88"><text:s/></text:span><text:span text:style-name="T25_89">відфільтрувати</text:span><text:span text:style-name="T25_90"><text:s/></text:span><text:span text:style-name="T25_91">за</text:span><text:span text:style-name="T25_92"><text:s/></text:span><text:span text:style-name="T25_93">заданим</text:span><text:span text:style-name="T25_94"><text:s/></text:span><text:span text:style-name="T25_95">жанром</text:span><text:span text:style-name="T25_96">,<text:s/></text:span><text:span text:style-name="T25_97">який</text:span><text:span text:style-name="T25_98"><text:s/></text:span><text:span text:style-name="T25_99">зберігається</text:span><text:span text:style-name="T25_100"><text:s/></text:span><text:span text:style-name="T25_101">у</text:span><text:span text:style-name="T25_102"><text:s/></text:span><text:span text:style-name="T25_103">ID</text:span><text:span text:style-name="T25_104">3-</text:span><text:span text:style-name="T25_105">запису</text:span><text:span text:style-name="T25_106">,<text:s/></text:span><text:span text:style-name="T25_107">та</text:span><text:span text:style-name="T25_108"><text:s/></text:span><text:span text:style-name="T25_109">результат</text:span><text:span text:style-name="T25_110"><text:s/></text:span><text:span text:style-name="T25_111">зберігти</text:span><text:span text:style-name="T25_112"><text:s/></text:span><text:span text:style-name="T25_113">у</text:span><text:span text:style-name="T25_114"><text:s/></text:span><text:span text:style-name="T25_115">файл</text:span><text:span text:style-name="T25_116"><text:s/></text:span><text:span text:style-name="T25_117">в</text:span><text:span text:style-name="T25_118"><text:s/></text:span><text:span text:style-name="T25_119">форматі</text:span><text:span text:style-name="T25_120"><text:s/></text:span><text:span text:style-name="T25_121">xml</text:span><text:span text:style-name="T25_122">.</text:span></text:p>
        </text:list-item>
        <text:list-item>
          <text:p text:style-name="P26"><text:span text:style-name="T26_1">ПЗ</text:span><text:span text:style-name="T26_2"><text:s/></text:span><text:span text:style-name="T26_3">для</text:span><text:span text:style-name="T26_4"><text:s/></text:span><text:span text:style-name="T26_5">аналізу</text:span><text:span text:style-name="T26_6"><text:s/></text:span><text:span text:style-name="T26_7">кольорової</text:span><text:span text:style-name="T26_8"><text:s/></text:span><text:span text:style-name="T26_9">гами</text:span><text:span text:style-name="T26_10">.<text:s/></text:span><text:span text:style-name="T26_11">Список</text:span><text:span text:style-name="T26_12"><text:s/></text:span><text:span text:style-name="T26_13">сторінок</text:span><text:span text:style-name="T26_14"><text:s/></text:span><text:span text:style-name="T26_15">подається</text:span><text:span text:style-name="T26_16"><text:s/></text:span><text:span text:style-name="T26_17">на</text:span><text:span text:style-name="T26_18"><text:s/></text:span><text:span text:style-name="T26_19">вхід</text:span><text:span text:style-name="T26_20"><text:s/></text:span><text:span text:style-name="T26_21">у</text:span><text:span text:style-name="T26_22"><text:s/></text:span><text:span text:style-name="T26_23">вигляді</text:span><text:span text:style-name="T26_24"><text:s/></text:span><text:span text:style-name="T26_25">url</text:span><text:span text:style-name="T26_26">,<text:s/></text:span><text:span text:style-name="T26_27">збережених</text:span><text:span text:style-name="T26_28"><text:s/></text:span><text:span text:style-name="T26_29">у</text:span><text:span text:style-name="T26_30"><text:s/></text:span><text:span text:style-name="T26_31">xml</text:span><text:span text:style-name="T26_32">-</text:span><text:span text:style-name="T26_33">файлі</text:span><text:span text:style-name="T26_34">.<text:s/></text:span><text:span text:style-name="T26_35">На</text:span><text:span text:style-name="T26_36"><text:s/></text:span><text:span text:style-name="T26_37">всіх</text:span><text:span text:style-name="T26_38"><text:s/></text:span><text:span text:style-name="T26_39">вказаних</text:span><text:span text:style-name="T26_40"><text:s/></text:span><text:span text:style-name="T26_41">сторінках</text:span><text:span text:style-name="T26_42"><text:s/></text:span><text:span text:style-name="T26_43">знайти</text:span><text:span text:style-name="T26_44"><text:s/></text:span><text:span text:style-name="T26_45">всі</text:span><text:span text:style-name="T26_46"><text:s/></text:span><text:span text:style-name="T26_47">зображення</text:span><text:span text:style-name="T26_48"><text:s/></text:span><text:span text:style-name="T26_49">та</text:span><text:span text:style-name="T26_50"><text:s/></text:span><text:span text:style-name="T26_51">за</text:span><text:span text:style-name="T26_52"><text:s/></text:span><text:span text:style-name="T26_53">допомогою</text:span><text:span text:style-name="T26_54"><text:s/></text:span><text:span text:style-name="T26_55">бібліотеки</text:span><text:span text:style-name="T26_56"><text:s/></text:span><text:span text:style-name="T26_57">PIL</text:span><text:span text:style-name="T26_58"><text:s/></text:span><text:span text:style-name="T26_59">розрахувати</text:span><text:span text:style-name="T26_60"><text:s/></text:span><text:span text:style-name="T26_61">їх</text:span><text:span text:style-name="T26_62"><text:s/></text:span><text:span text:style-name="T26_63">інтегральну</text:span><text:span text:style-name="T26_64"><text:s/></text:span><text:span text:style-name="T26_65">яскравість</text:span><text:span text:style-name="T26_66">.<text:s/></text:span><text:span text:style-name="T26_67">Розбити</text:span><text:span text:style-name="T26_68"><text:s/></text:span><text:span text:style-name="T26_69">весь</text:span><text:span text:style-name="T26_70"><text:s/></text:span><text:span text:style-name="T26_71">діапазон</text:span><text:span text:style-name="T26_72"><text:s/></text:span><text:span text:style-name="T26_73">яскравості</text:span><text:span text:style-name="T26_74"><text:s/></text:span><text:span text:style-name="T26_75">на</text:span><text:span text:style-name="T26_76"><text:s/></text:span><text:span text:style-name="T26_77">декілька</text:span><text:span text:style-name="T26_78"><text:s/></text:span><text:span text:style-name="T26_79">піддіапазонів</text:span><text:span text:style-name="T26_80"><text:s/></text:span><text:span text:style-name="T26_81">та</text:span><text:span text:style-name="T26_82"><text:s/></text:span><text:span text:style-name="T26_83">визначити</text:span><text:span text:style-name="T26_84"><text:s/></text:span><text:span text:style-name="T26_85">кількість</text:span><text:span text:style-name="T26_86"><text:s/></text:span><text:span text:style-name="T26_87">зображень</text:span><text:span text:style-name="T26_88">,<text:s/></text:span><text:span text:style-name="T26_89">які</text:span><text:span text:style-name="T26_90"><text:s/></text:span><text:span text:style-name="T26_91">відповідають</text:span><text:span text:style-name="T26_92"><text:s/></text:span><text:span text:style-name="T26_93">кожному</text:span><text:span text:style-name="T26_94"><text:s/></text:span><text:span text:style-name="T26_95">діапазону</text:span><text:span text:style-name="T26_96">.<text:s/></text:span><text:span text:style-name="T26_97">Результат</text:span><text:span text:style-name="T26_98"><text:s/></text:span><text:span text:style-name="T26_99">записати</text:span><text:span text:style-name="T26_100"><text:s/></text:span><text:span text:style-name="T26_101">у</text:span><text:span text:style-name="T26_102"><text:s/></text:span><text:span text:style-name="T26_103">файл</text:span><text:span text:style-name="T26_104"><text:s/></text:span><text:span text:style-name="T26_105">в</text:span><text:span text:style-name="T26_106"><text:s/></text:span><text:span text:style-name="T26_107">форматі</text:span><text:span text:style-name="T26_108"><text:s/></text:span><text:span text:style-name="T26_109">xml</text:span><text:span text:style-name="T26_110">.</text:span></text:p>
        </text:list-item>
        <text:list-item>
          <text:p text:style-name="P27"><text:span text:style-name="T27_1">ПЗ</text:span><text:span text:style-name="T27_2"><text:s/></text:span><text:span text:style-name="T27_3">для</text:span><text:span text:style-name="T27_4"><text:s/></text:span><text:span text:style-name="T27_5">аналізу</text:span><text:span text:style-name="T27_6"><text:s/></text:span><text:span text:style-name="T27_7">курсів</text:span><text:span text:style-name="T27_8"><text:s/></text:span><text:span text:style-name="T27_9">валют</text:span><text:span text:style-name="T27_10">.<text:s/></text:span><text:span text:style-name="T27_11">Курси</text:span><text:span text:style-name="T27_12"><text:s/></text:span><text:span text:style-name="T27_13">валют</text:span><text:span text:style-name="T27_14"><text:s/></text:span><text:span text:style-name="T27_15">отримувати</text:span><text:span text:style-name="T27_16"><text:s/></text:span><text:span text:style-name="T27_17">з</text:span><text:span text:style-name="T27_18"><text:s/></text:span><text:span text:style-name="T27_19">сайтів</text:span><text:span text:style-name="T27_20"><text:s/></text:span><text:span text:style-name="T27_21">банків</text:span><text:span text:style-name="T27_22">,<text:s/></text:span><text:span text:style-name="T27_23">url</text:span><text:span text:style-name="T27_24"><text:s/></text:span><text:span text:style-name="T27_25">яких</text:span><text:span text:style-name="T27_26"><text:s/></text:span><text:span text:style-name="T27_27">задані</text:span><text:span text:style-name="T27_28"><text:s/></text:span><text:span text:style-name="T27_29">у</text:span><text:span text:style-name="T27_30"><text:s/></text:span><text:span text:style-name="T27_31">вхідному</text:span><text:span text:style-name="T27_32"><text:s/></text:span><text:span text:style-name="T27_33">xml</text:span><text:span text:style-name="T27_34">-</text:span><text:span text:style-name="T27_35">файлі</text:span><text:span text:style-name="T27_36">.<text:s/></text:span><text:span text:style-name="T27_37">Додатково</text:span><text:span text:style-name="T27_38"><text:s/></text:span><text:span text:style-name="T27_39">в</text:span><text:span text:style-name="T27_40"><text:s/></text:span><text:span text:style-name="T27_41">xml</text:span><text:span text:style-name="T27_42">-</text:span><text:span text:style-name="T27_43">файлі</text:span><text:span text:style-name="T27_44"><text:s/></text:span><text:span text:style-name="T27_45">зберігати</text:span><text:span text:style-name="T27_46"><text:s/></text:span><text:span text:style-name="T27_47">xpath</text:span><text:span text:style-name="T27_48">-</text:span><text:span text:style-name="T27_49">шлях</text:span><text:span text:style-name="T27_50"><text:s/></text:span><text:span text:style-name="T27_51">до</text:span><text:span text:style-name="T27_52"><text:s/></text:span><text:span text:style-name="T27_53">блоку</text:span><text:span text:style-name="T27_54"><text:s/></text:span><text:span text:style-name="T27_55">сторінки</text:span><text:span text:style-name="T27_56">,<text:s/></text:span><text:span text:style-name="T27_57">який</text:span><text:span text:style-name="T27_58"><text:s/></text:span><text:span text:style-name="T27_59">містить</text:span><text:span text:style-name="T27_60"><text:s/></text:span><text:span text:style-name="T27_61">дані</text:span><text:span text:style-name="T27_62"><text:s/></text:span><text:span text:style-name="T27_63">про</text:span><text:span text:style-name="T27_64"><text:s/></text:span><text:span text:style-name="T27_65">курс</text:span><text:span text:style-name="T27_66">.<text:s/></text:span><text:span text:style-name="T27_67">Результат</text:span><text:span text:style-name="T27_68"><text:s/></text:span><text:span text:style-name="T27_69">записати</text:span><text:span text:style-name="T27_70"><text:s/></text:span><text:span text:style-name="T27_71">у</text:span><text:span text:style-name="T27_72"><text:s/></text:span><text:span text:style-name="T27_73">файл</text:span><text:span text:style-name="T27_74"><text:s/></text:span><text:span text:style-name="T27_75">в</text:span><text:span text:style-name="T27_76"><text:s/></text:span><text:span text:style-name="T27_77">форматі</text:span><text:span text:style-name="T27_78"><text:s/></text:span><text:span text:style-name="T27_79">xml</text:span><text:span text:style-name="T27_80">.</text:span></text:p>
        </text:list-item>
        <text:list-item>
          <text:p text:style-name="P28"><text:span text:style-name="T28_1">ПЗ</text:span><text:span text:style-name="T28_2"><text:s/></text:span><text:span text:style-name="T28_3">для</text:span><text:span text:style-name="T28_4"><text:s/></text:span><text:span text:style-name="T28_5">порівняння</text:span><text:span text:style-name="T28_6"><text:s/></text:span><text:span text:style-name="T28_7">цін</text:span><text:span text:style-name="T28_8"><text:s/></text:span><text:span text:style-name="T28_9">на</text:span><text:span text:style-name="T28_10"><text:s/></text:span><text:span text:style-name="T28_11">електронну</text:span><text:span text:style-name="T28_12"><text:s/></text:span><text:span text:style-name="T28_13">техніку</text:span><text:span text:style-name="T28_14">.<text:s/></text:span><text:span text:style-name="T28_15">Ціни</text:span><text:span text:style-name="T28_16"><text:s/></text:span><text:span text:style-name="T28_17">на</text:span><text:span text:style-name="T28_18"><text:s/></text:span><text:span text:style-name="T28_19">товари</text:span><text:span text:style-name="T28_20"><text:s/></text:span><text:span text:style-name="T28_21">отримувати</text:span><text:span text:style-name="T28_22"><text:s/></text:span><text:span text:style-name="T28_23">з</text:span><text:span text:style-name="T28_24"><text:s/></text:span><text:span text:style-name="T28_25">сайтів</text:span><text:span text:style-name="T28_26"><text:s/></text:span><text:span text:style-name="T28_27">електронних</text:span><text:span text:style-name="T28_28"><text:s/></text:span><text:span text:style-name="T28_29">магазинів</text:span><text:span text:style-name="T28_30">,<text:s/></text:span><text:span text:style-name="T28_31">url</text:span><text:span text:style-name="T28_32"><text:s/></text:span><text:span text:style-name="T28_33">яких</text:span><text:span text:style-name="T28_34"><text:s/></text:span><text:span text:style-name="T28_35">задані</text:span><text:span text:style-name="T28_36"><text:s/></text:span><text:span text:style-name="T28_37">у</text:span><text:span text:style-name="T28_38"><text:s/></text:span><text:span text:style-name="T28_39">вхідному</text:span><text:span text:style-name="T28_40"><text:s/></text:span><text:span text:style-name="T28_41">xml</text:span><text:span text:style-name="T28_42">-</text:span><text:span text:style-name="T28_43">файлі</text:span><text:span text:style-name="T28_44">.<text:s/></text:span><text:span text:style-name="T28_45">У</text:span><text:span text:style-name="T28_46"><text:s/></text:span><text:span text:style-name="T28_47">випадку</text:span><text:span text:style-name="T28_48">,<text:s/></text:span><text:span text:style-name="T28_49">якщо</text:span><text:span text:style-name="T28_50"><text:s/></text:span><text:span text:style-name="T28_51">однакові</text:span><text:span text:style-name="T28_52"><text:s/></text:span><text:span text:style-name="T28_53">товари</text:span><text:span text:style-name="T28_54"><text:s/></text:span><text:span text:style-name="T28_55">в</text:span><text:span text:style-name="T28_56"><text:s/></text:span><text:span text:style-name="T28_57">різних</text:span><text:span text:style-name="T28_58"><text:s/></text:span><text:span text:style-name="T28_59">магазинах</text:span><text:span text:style-name="T28_60"><text:s/></text:span><text:span text:style-name="T28_61">мають</text:span><text:span text:style-name="T28_62"><text:s/></text:span><text:span text:style-name="T28_63">різну</text:span><text:span text:style-name="T28_64"><text:s/></text:span><text:span text:style-name="T28_65">назву</text:span><text:span text:style-name="T28_66">,<text:s/></text:span><text:span text:style-name="T28_67">співставляти</text:span><text:span text:style-name="T28_68"><text:s/></text:span><text:span text:style-name="T28_69">їх</text:span><text:span text:style-name="T28_70"><text:s/></text:span><text:span text:style-name="T28_71">за</text:span><text:span text:style-name="T28_72"><text:s/></text:span><text:span text:style-name="T28_73">відстанню</text:span><text:span text:style-name="T28_74"><text:s/></text:span><text:span text:style-name="T28_75">Лівештейна</text:span><text:span text:style-name="T28_76">.<text:s/></text:span><text:span text:style-name="T28_77">Список</text:span><text:span text:style-name="T28_78"><text:s/></text:span><text:span text:style-name="T28_79">товарів</text:span><text:span text:style-name="T28_80"><text:s/></text:span><text:span text:style-name="T28_81">з</text:span><text:span text:style-name="T28_82"><text:s/></text:span><text:span text:style-name="T28_83">діапазоном</text:span><text:span text:style-name="T28_84"><text:s/></text:span><text:span text:style-name="T28_85">цін</text:span><text:span text:style-name="T28_86"><text:s/></text:span><text:span text:style-name="T28_87">записати</text:span><text:span text:style-name="T28_88"><text:s/></text:span><text:span text:style-name="T28_89">у</text:span><text:span text:style-name="T28_90"><text:s/></text:span><text:span text:style-name="T28_91">файл</text:span><text:span text:style-name="T28_92"><text:s/></text:span><text:span text:style-name="T28_93">в</text:span><text:span text:style-name="T28_94"><text:s/></text:span><text:span text:style-name="T28_95">форматі</text:span><text:span text:style-name="T28_96"><text:s/></text:span><text:span text:style-name="T28_97">xml</text:span><text:span text:style-name="T28_98">.</text:span></text:p>
        </text:list-item>
        <text:list-item>
          <text:p text:style-name="P29"><text:span text:style-name="T29_1">ПЗ</text:span><text:span text:style-name="T29_2"><text:s/></text:span><text:span text:style-name="T29_3">для</text:span><text:span text:style-name="T29_4"><text:s/></text:span><text:span text:style-name="T29_5">аналізу</text:span><text:span text:style-name="T29_6"><text:s/></text:span><text:span text:style-name="T29_7">спортивних</text:span><text:span text:style-name="T29_8"><text:s/></text:span><text:span text:style-name="T29_9">подій</text:span><text:span text:style-name="T29_10">.<text:s/></text:span><text:span text:style-name="T29_11">Новини</text:span><text:span text:style-name="T29_12"><text:s/></text:span><text:span text:style-name="T29_13">отримуються</text:span><text:span text:style-name="T29_14"><text:s/></text:span><text:span text:style-name="T29_15">зі</text:span><text:span text:style-name="T29_16"><text:s/></text:span><text:span text:style-name="T29_17">спортивних</text:span><text:span text:style-name="T29_18"><text:s/></text:span><text:span text:style-name="T29_19">RSS</text:span><text:span text:style-name="T29_20">-</text:span><text:span text:style-name="T29_21">каналів</text:span><text:span text:style-name="T29_22">,<text:s/></text:span><text:span text:style-name="T29_23">url</text:span><text:span text:style-name="T29_24"><text:s/></text:span><text:span text:style-name="T29_25">яких</text:span><text:span text:style-name="T29_26"><text:s/></text:span><text:span text:style-name="T29_27">задані</text:span><text:span text:style-name="T29_28"><text:s/></text:span><text:span text:style-name="T29_29">у</text:span><text:span text:style-name="T29_30"><text:s/></text:span><text:span text:style-name="T29_31">вхідному</text:span><text:span text:style-name="T29_32"><text:s/></text:span><text:span text:style-name="T29_33">xml</text:span><text:span text:style-name="T29_34">-</text:span><text:span text:style-name="T29_35">файлі</text:span><text:span text:style-name="T29_36">.<text:s/></text:span><text:span text:style-name="T29_37">З</text:span><text:span text:style-name="T29_38"><text:s/></text:span><text:span text:style-name="T29_39">отриманих</text:span><text:span text:style-name="T29_40"><text:s/></text:span><text:span text:style-name="T29_41">новин</text:span><text:span text:style-name="T29_42"><text:s/></text:span><text:span text:style-name="T29_43">виділити</text:span><text:span text:style-name="T29_44"><text:s/></text:span><text:span text:style-name="T29_45">повідомлення</text:span><text:span text:style-name="T29_46"><text:s/></text:span><text:span text:style-name="T29_47">про</text:span><text:span text:style-name="T29_48"><text:s/></text:span><text:span text:style-name="T29_49">результати</text:span><text:span text:style-name="T29_50"><text:s/></text:span><text:span text:style-name="T29_51">завершення</text:span><text:span text:style-name="T29_52"><text:s/></text:span><text:span text:style-name="T29_53">спортивних</text:span><text:span text:style-name="T29_54"><text:s/></text:span><text:span text:style-name="T29_55">подій</text:span><text:span text:style-name="T29_56"><text:s/></text:span><text:span text:style-name="T29_57">за</text:span><text:span text:style-name="T29_58"><text:s/></text:span><text:span text:style-name="T29_59">певним</text:span><text:span text:style-name="T29_60"><text:s/></text:span><text:span text:style-name="T29_61">шаблоном</text:span><text:span text:style-name="T29_62">,<text:s/></text:span><text:span text:style-name="T29_63">наприклад</text:span><text:span text:style-name="T29_64"><text:s/></text:span><text:span text:style-name="T29_65">Атлетико</text:span><text:span text:style-name="T29_66"><text:s/>-<text:s/></text:span><text:span text:style-name="T29_67">Реал</text:span><text:span text:style-name="T29_68"><text:s/>4:0.<text:s/></text:span><text:span text:style-name="T29_69">Знайдені</text:span><text:span text:style-name="T29_70"><text:s/></text:span><text:span text:style-name="T29_71">результати</text:span><text:span text:style-name="T29_72"><text:s/></text:span><text:span text:style-name="T29_73">записати</text:span><text:span text:style-name="T29_74"><text:s/></text:span><text:span text:style-name="T29_75">у</text:span><text:span text:style-name="T29_76"><text:s/></text:span><text:span text:style-name="T29_77">файл</text:span><text:span text:style-name="T29_78"><text:s/></text:span><text:span text:style-name="T29_79">в</text:span><text:span text:style-name="T29_80"><text:s/></text:span><text:span text:style-name="T29_81">форматі</text:span><text:span text:style-name="T29_82"><text:s/></text:span><text:span text:style-name="T29_83">xml</text:span><text:span text:style-name="T29_84">.</text:span></text:p>
        </text:list-item>
        <text:list-item>
          <text:p text:style-name="P30"><text:span text:style-name="T30_1">ПЗ</text:span><text:span text:style-name="T30_2"><text:s/></text:span><text:span text:style-name="T30_3">для</text:span><text:span text:style-name="T30_4"><text:s/></text:span><text:span text:style-name="T30_5">аналізу</text:span><text:span text:style-name="T30_6"><text:s/></text:span><text:span text:style-name="T30_7">телевізійної</text:span><text:span text:style-name="T30_8"><text:s/></text:span><text:span text:style-name="T30_9">програми</text:span><text:span text:style-name="T30_10">.<text:s/></text:span><text:span text:style-name="T30_11">Телепрограми</text:span><text:span text:style-name="T30_12"><text:s/></text:span><text:span text:style-name="T30_13">отримати</text:span><text:span text:style-name="T30_14"><text:s/></text:span><text:span text:style-name="T30_15">з</text:span><text:span text:style-name="T30_16"><text:s/></text:span><text:span text:style-name="T30_17">сайтів</text:span><text:span text:style-name="T30_18"><text:s/></text:span><text:span text:style-name="T30_19">телеканалів</text:span><text:span text:style-name="T30_20">,<text:s/></text:span><text:span text:style-name="T30_21">url</text:span><text:span text:style-name="T30_22"><text:s/></text:span><text:span text:style-name="T30_23">яких</text:span><text:span text:style-name="T30_24"><text:s/></text:span><text:span text:style-name="T30_25">задані</text:span><text:span text:style-name="T30_26"><text:s/></text:span><text:span text:style-name="T30_27">у</text:span><text:span text:style-name="T30_28"><text:s/></text:span><text:span text:style-name="T30_29">вхідному</text:span><text:span text:style-name="T30_30"><text:s/></text:span><text:span text:style-name="T30_31">xml</text:span><text:span text:style-name="T30_32">-</text:span><text:span text:style-name="T30_33">файлі</text:span><text:span text:style-name="T30_34">.<text:s/></text:span><text:span text:style-name="T30_35">З</text:span><text:span text:style-name="T30_36"><text:s/></text:span><text:span text:style-name="T30_37">отриманих</text:span><text:span text:style-name="T30_38"><text:s/></text:span><text:span text:style-name="T30_39">телепрограм</text:span><text:span text:style-name="T30_40"><text:s/></text:span><text:span text:style-name="T30_41">виділити</text:span><text:span text:style-name="T30_42"><text:s/></text:span><text:span text:style-name="T30_43">телесеріали</text:span><text:span text:style-name="T30_44">,<text:s/></text:span><text:span text:style-name="T30_45">показ</text:span><text:span text:style-name="T30_46"><text:s/></text:span><text:span text:style-name="T30_47">яких</text:span><text:span text:style-name="T30_48"><text:s/></text:span><text:span text:style-name="T30_49">триває</text:span><text:span text:style-name="T30_50"><text:s/></text:span><text:span text:style-name="T30_51">впродовж</text:span><text:span text:style-name="T30_52"><text:s/></text:span><text:span text:style-name="T30_53">заданого</text:span><text:span text:style-name="T30_54"><text:s/></text:span><text:span text:style-name="T30_55">інтервалу</text:span><text:span text:style-name="T30_56"><text:s/></text:span><text:span text:style-name="T30_57">часу</text:span><text:span text:style-name="T30_58">.<text:s/></text:span><text:span text:style-name="T30_59">Знайдені</text:span><text:span text:style-name="T30_60"><text:s/></text:span><text:span text:style-name="T30_61">результати</text:span><text:span text:style-name="T30_62"><text:s/></text:span><text:span text:style-name="T30_63">записати</text:span><text:span text:style-name="T30_64"><text:s/></text:span><text:span text:style-name="T30_65">у</text:span><text:span text:style-name="T30_66"><text:s/></text:span><text:span text:style-name="T30_67">файл</text:span><text:span text:style-name="T30_68"><text:s/></text:span><text:span text:style-name="T30_69">в</text:span><text:span text:style-name="T30_70"><text:s/></text:span><text:span text:style-name="T30_71">форматі</text:span><text:span text:style-name="T30_72"><text:s/></text:span><text:span text:style-name="T30_73">xml</text:span><text:span text:style-name="T30_74">.</text:span></text:p>
        </text:list-item>
      </text:list>
      <text:p text:style-name="P31"/>
      <text:p text:style-name="P32"><text:span text:style-name="T32_1">Вимоги</text:span><text:span text:style-name="T32_2"><text:s/></text:span><text:span text:style-name="T32_3">до</text:span><text:span text:style-name="T32_4"><text:s/></text:span><text:span text:style-name="T32_5">виконання</text:span><text:span text:style-name="T32_6"><text:s/></text:span><text:span text:style-name="T32_7">лабораторної</text:span><text:span text:style-name="T32_8"><text:s/></text:span><text:span text:style-name="T32_9">роботи</text:span></text:p>
      <text:p text:style-name="P33"/>
      <text:list text:style-name="LS3" xml:id="list20">
        <text:list-item>
          <text:p text:style-name="P34"><text:span text:style-name="T34_1">Робота</text:span><text:span text:style-name="T34_2"><text:s/></text:span><text:span text:style-name="T34_3">виконується</text:span><text:span text:style-name="T34_4"><text:s/></text:span><text:span text:style-name="T34_5">бригадами</text:span><text:span text:style-name="T34_6"><text:s/></text:span><text:span text:style-name="T34_7">по</text:span><text:span text:style-name="T34_8"><text:s/>2<text:s/></text:span><text:span text:style-name="T34_9">особи</text:span><text:span text:style-name="T34_10">.</text:span></text:p>
        </text:list-item>
        <text:list-item>
          <text:p text:style-name="P35"><text:span text:style-name="T35_1">Звіт</text:span><text:span text:style-name="T35_2"><text:s/></text:span><text:span text:style-name="T35_3">з</text:span><text:span text:style-name="T35_4"><text:s/></text:span><text:span text:style-name="T35_5">лабораторної</text:span><text:span text:style-name="T35_6"><text:s/></text:span><text:span text:style-name="T35_7">роботи</text:span><text:span text:style-name="T35_8"><text:s/></text:span><text:span text:style-name="T35_9">повинен</text:span><text:span text:style-name="T35_10"><text:s/></text:span><text:span text:style-name="T35_11">містити</text:span><text:span text:style-name="T35_12">:</text:span></text:p>
        </text:list-item>
      </text:list>
      <text:list text:style-name="LS4" xml:id="list22">
        <text:list-item>
          <text:p text:style-name="P36"><text:span text:style-name="T36_1">титульний</text:span><text:span text:style-name="T36_2"><text:s/></text:span><text:span text:style-name="T36_3">аркуш</text:span><text:span text:style-name="T36_4">;</text:span></text:p>
        </text:list-item>
        <text:list-item>
          <text:p text:style-name="P37"><text:span text:style-name="T37_1">варіант</text:span><text:span text:style-name="T37_2"><text:s/></text:span><text:span text:style-name="T37_3">завдання</text:span><text:span text:style-name="T37_4">;</text:span></text:p>
        </text:list-item>
        <text:list-item>
          <text:p text:style-name="P38"><text:span text:style-name="T38_1">посилання</text:span><text:span text:style-name="T38_2"><text:s/></text:span><text:span text:style-name="T38_3">на</text:span><text:span text:style-name="T38_4"><text:s/></text:span><text:span text:style-name="T38_5">репозиторій</text:span><text:span text:style-name="T38_6"><text:s/></text:span><text:span text:style-name="T38_7">проекту</text:span><text:span text:style-name="T38_8"><text:s/></text:span><text:span text:style-name="T38_9">на</text:span><text:span text:style-name="T38_10"><text:s/></text:span><text:span text:style-name="T38_11">github</text:span><text:span text:style-name="T38_12"><text:s/></text:span><text:span text:style-name="T38_13">або</text:span><text:span text:style-name="T38_14"><text:s/></text:span><text:span text:style-name="T38_15">Google</text:span><text:span text:style-name="T38_16"><text:s/></text:span><text:span text:style-name="T38_17">Code</text:span><text:span text:style-name="T38_18">;</text:span></text:p>
        </text:list-item>
        <text:list-item>
          <text:p text:style-name="P39"><text:span text:style-name="T39_1">приклади</text:span><text:span text:style-name="T39_2"><text:s/></text:span><text:span text:style-name="T39_3">вхідного</text:span><text:span text:style-name="T39_4"><text:s/></text:span><text:span text:style-name="T39_5">та</text:span><text:span text:style-name="T39_6"><text:s/></text:span><text:span text:style-name="T39_7">вихідного</text:span><text:span text:style-name="T39_8"><text:s/></text:span><text:span text:style-name="T39_9">xml</text:span><text:span text:style-name="T39_10">-</text:span><text:span text:style-name="T39_11">файлів</text:span><text:span text:style-name="T39_12">;</text:span></text:p>
        </text:list-item>
        <text:list-item>
          <text:p text:style-name="P40"><text:span text:style-name="T40_1">звіт</text:span><text:span text:style-name="T40_2"><text:s/></text:span><text:span text:style-name="T40_3">програми</text:span><text:span text:style-name="T40_4"><text:s/></text:span><text:span text:style-name="T40_5">coverage</text:span><text:span text:style-name="T40_6">;</text:span></text:p>
        </text:list-item>
        <text:list-item>
          <text:p text:style-name="P41"><text:span text:style-name="T41_1">звіт</text:span><text:span text:style-name="T41_2"><text:s/></text:span><text:span text:style-name="T41_3">програми</text:span><text:span text:style-name="T41_4"><text:s/></text:span><text:span text:style-name="T41_5">pep</text:span><text:span text:style-name="T41_6">8;</text:span></text:p>
        </text:list-item>
        <text:list-item>
          <text:p text:style-name="P42"><text:span text:style-name="T42_1">порівняння</text:span><text:span text:style-name="T42_2"><text:s/></text:span><text:span text:style-name="T42_3">швидкодії</text:span><text:span text:style-name="T42_4"><text:s/></text:span><text:span text:style-name="T42_5">першої</text:span><text:span text:style-name="T42_6"><text:s/></text:span><text:span text:style-name="T42_7">та</text:span><text:span text:style-name="T42_8"><text:s/></text:span><text:span text:style-name="T42_9">другої</text:span><text:span text:style-name="T42_10"><text:s/></text:span><text:span text:style-name="T42_11">версії</text:span><text:span text:style-name="T42_12"><text:s/></text:span><text:span text:style-name="T42_13">ПЗ</text:span><text:span text:style-name="T42_14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-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1.499cm" fo:padding-bottom="0cm" fo:margin-bottom="1.499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